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8A20000003D3DF8C99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dStyle 14" svg:font-family="'OldStyle 1'"/>
    <style:font-face style:name="OldStyle 13" svg:font-family="'OldStyle 1'" style:font-adornments="Bold"/>
    <style:font-face style:name="OldStyle 15" svg:font-family="'OldStyle 1'" style:font-pitch="variable"/>
    <style:font-face style:name="OldStyle 12" svg:font-family="'OldStyle 1'" style:font-adornments="Bold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OldStyle 1" svg:font-family="'OldStyle 1'" style:font-family-generic="roman" style:font-pitch="variable"/>
    <style:font-face style:name="OldStyle 11" svg:font-family="'OldStyle 1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74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69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04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1.14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61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61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81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78cm" fo:min-width="0.78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textarea-vertical-align="middle" fo:border="none"/>
    </style:style>
    <style:style style:name="gr12" style:family="graphic" style:parent-style-name="text">
      <style:graphic-properties draw:textarea-vertical-align="bottom" fo:borde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/>
      <style:text-properties style:text-line-through-style="none" style:text-line-through-type="none" fo:font-family="'OldStyle 1'" style:font-style-name="HPLHS" style:font-pitch="variable" fo:font-size="7pt" fo:font-style="normal" style:text-underline-style="none" fo:font-weight="normal"/>
    </style:style>
    <style:style style:name="P3" style:family="paragraph">
      <style:paragraph-properties fo:text-align="center"/>
      <style:text-properties style:text-line-through-style="none" style:text-line-through-type="none" fo:font-family="'OldStyle 1'" style:font-style-name="HPLHS" style:font-pitch="variable" fo:font-size="7pt" fo:font-style="normal" style:text-underline-style="none" fo:font-weight="normal"/>
    </style:style>
    <style:style style:name="P4" style:family="paragraph">
      <style:paragraph-properties fo:text-align="start"/>
      <style:text-properties style:text-line-through-style="none" style:text-line-through-type="none" fo:font-family="'OldStyle 1'" style:font-style-name="HPLHS" style:font-pitch="variable" fo:font-size="6pt" fo:font-style="normal" style:text-underline-style="none" fo:font-weight="normal"/>
    </style:style>
    <style:style style:name="T1" style:family="text">
      <style:text-properties fo:color="#000000" style:font-name="OldStyle 14" fo:font-size="8pt" style:font-size-asian="8pt" style:font-name-complex="OldStyle 14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6">
        <office:forms form:automatic-focus="false" form:apply-design-mode="true">
          <form:form form:name="Form" form:apply-filter="true" form:enctype="application/text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SPELL_NM.2.1" form:control-implementation="ooo:com.sun.star.form.component.TextField" xml:id="control1" form:id="control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2.1" form:control-implementation="ooo:com.sun.star.form.component.TextField" xml:id="control2" form:id="control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2.1" form:control-implementation="ooo:com.sun.star.form.component.TextField" xml:id="control3" form:id="control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2.1" form:control-implementation="ooo:com.sun.star.form.component.TextField" xml:id="control4" form:id="control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2.1" form:control-implementation="ooo:com.sun.star.form.component.TextField" xml:id="control5" form:id="control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2.1" form:control-implementation="ooo:com.sun.star.form.component.TextField" xml:id="control6" form:id="control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2.1" form:control-implementation="ooo:com.sun.star.form.component.TextField" xml:id="control7" form:id="control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2.1" form:control-implementation="ooo:com.sun.star.form.component.TextField" xml:id="control8" form:id="control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2.2" form:control-implementation="ooo:com.sun.star.form.component.TextField" xml:id="control9" form:id="control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2.2" form:control-implementation="ooo:com.sun.star.form.component.TextField" xml:id="control10" form:id="control1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2.2" form:control-implementation="ooo:com.sun.star.form.component.TextField" xml:id="control11" form:id="control1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2.2" form:control-implementation="ooo:com.sun.star.form.component.TextField" xml:id="control12" form:id="control1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2.2" form:control-implementation="ooo:com.sun.star.form.component.TextField" xml:id="control13" form:id="control1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2.2" form:control-implementation="ooo:com.sun.star.form.component.TextField" xml:id="control14" form:id="control1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2.2" form:control-implementation="ooo:com.sun.star.form.component.TextField" xml:id="control15" form:id="control1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2.2" form:control-implementation="ooo:com.sun.star.form.component.TextField" xml:id="control16" form:id="control1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2.3" form:control-implementation="ooo:com.sun.star.form.component.TextField" xml:id="control17" form:id="control1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2.3" form:control-implementation="ooo:com.sun.star.form.component.TextField" xml:id="control18" form:id="control1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2.3" form:control-implementation="ooo:com.sun.star.form.component.TextField" xml:id="control19" form:id="control1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2.3" form:control-implementation="ooo:com.sun.star.form.component.TextField" xml:id="control20" form:id="control2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2.3" form:control-implementation="ooo:com.sun.star.form.component.TextField" xml:id="control21" form:id="control2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2.3" form:control-implementation="ooo:com.sun.star.form.component.TextField" xml:id="control22" form:id="control2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2.3" form:control-implementation="ooo:com.sun.star.form.component.TextField" xml:id="control23" form:id="control2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2.3" form:control-implementation="ooo:com.sun.star.form.component.TextField" xml:id="control24" form:id="control2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2.4" form:control-implementation="ooo:com.sun.star.form.component.TextField" xml:id="control25" form:id="control2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2.4" form:control-implementation="ooo:com.sun.star.form.component.TextField" xml:id="control26" form:id="control2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2.4" form:control-implementation="ooo:com.sun.star.form.component.TextField" xml:id="control27" form:id="control2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2.4" form:control-implementation="ooo:com.sun.star.form.component.TextField" xml:id="control28" form:id="control2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2.4" form:control-implementation="ooo:com.sun.star.form.component.TextField" xml:id="control29" form:id="control2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2.4" form:control-implementation="ooo:com.sun.star.form.component.TextField" xml:id="control30" form:id="control3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2.4" form:control-implementation="ooo:com.sun.star.form.component.TextField" xml:id="control31" form:id="control3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2.4" form:control-implementation="ooo:com.sun.star.form.component.TextField" xml:id="control32" form:id="control3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2.5" form:control-implementation="ooo:com.sun.star.form.component.TextField" xml:id="control33" form:id="control3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2.5" form:control-implementation="ooo:com.sun.star.form.component.TextField" xml:id="control34" form:id="control3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2.5" form:control-implementation="ooo:com.sun.star.form.component.TextField" xml:id="control35" form:id="control3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2.5" form:control-implementation="ooo:com.sun.star.form.component.TextField" xml:id="control36" form:id="control3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2.5" form:control-implementation="ooo:com.sun.star.form.component.TextField" xml:id="control37" form:id="control3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2.5" form:control-implementation="ooo:com.sun.star.form.component.TextField" xml:id="control38" form:id="control3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2.5" form:control-implementation="ooo:com.sun.star.form.component.TextField" xml:id="control39" form:id="control3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2.5" form:control-implementation="ooo:com.sun.star.form.component.TextField" xml:id="control40" form:id="control4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2.6" form:control-implementation="ooo:com.sun.star.form.component.TextField" xml:id="control41" form:id="control4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2.6" form:control-implementation="ooo:com.sun.star.form.component.TextField" xml:id="control42" form:id="control4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2.6" form:control-implementation="ooo:com.sun.star.form.component.TextField" xml:id="control43" form:id="control4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2.6" form:control-implementation="ooo:com.sun.star.form.component.TextField" xml:id="control44" form:id="control4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2.6" form:control-implementation="ooo:com.sun.star.form.component.TextField" xml:id="control45" form:id="control4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2.6" form:control-implementation="ooo:com.sun.star.form.component.TextField" xml:id="control46" form:id="control4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2.6" form:control-implementation="ooo:com.sun.star.form.component.TextField" xml:id="control47" form:id="control4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2.6" form:control-implementation="ooo:com.sun.star.form.component.TextField" xml:id="control48" form:id="control4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2.7" form:control-implementation="ooo:com.sun.star.form.component.TextField" xml:id="control49" form:id="control4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2.7" form:control-implementation="ooo:com.sun.star.form.component.TextField" xml:id="control50" form:id="control5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2.7" form:control-implementation="ooo:com.sun.star.form.component.TextField" xml:id="control51" form:id="control5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2.7" form:control-implementation="ooo:com.sun.star.form.component.TextField" xml:id="control52" form:id="control5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2.7" form:control-implementation="ooo:com.sun.star.form.component.TextField" xml:id="control53" form:id="control5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2.7" form:control-implementation="ooo:com.sun.star.form.component.TextField" xml:id="control54" form:id="control5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2.7" form:control-implementation="ooo:com.sun.star.form.component.TextField" xml:id="control55" form:id="control5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2.7" form:control-implementation="ooo:com.sun.star.form.component.TextField" xml:id="control56" form:id="control5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2.8" form:control-implementation="ooo:com.sun.star.form.component.TextField" xml:id="control57" form:id="control5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2.8" form:control-implementation="ooo:com.sun.star.form.component.TextField" xml:id="control58" form:id="control5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2.8" form:control-implementation="ooo:com.sun.star.form.component.TextField" xml:id="control59" form:id="control5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2.8" form:control-implementation="ooo:com.sun.star.form.component.TextField" xml:id="control60" form:id="control6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2.8" form:control-implementation="ooo:com.sun.star.form.component.TextField" xml:id="control61" form:id="control6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2.8" form:control-implementation="ooo:com.sun.star.form.component.TextField" xml:id="control62" form:id="control6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2.8" form:control-implementation="ooo:com.sun.star.form.component.TextField" xml:id="control63" form:id="control6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2.8" form:control-implementation="ooo:com.sun.star.form.component.TextField" xml:id="control64" form:id="control6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2.9" form:control-implementation="ooo:com.sun.star.form.component.TextField" xml:id="control65" form:id="control6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2.9" form:control-implementation="ooo:com.sun.star.form.component.TextField" xml:id="control66" form:id="control6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2.9" form:control-implementation="ooo:com.sun.star.form.component.TextField" xml:id="control67" form:id="control6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2.9" form:control-implementation="ooo:com.sun.star.form.component.TextField" xml:id="control68" form:id="control6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2.9" form:control-implementation="ooo:com.sun.star.form.component.TextField" xml:id="control69" form:id="control6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2.9" form:control-implementation="ooo:com.sun.star.form.component.TextField" xml:id="control70" form:id="control7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2.9" form:control-implementation="ooo:com.sun.star.form.component.TextField" xml:id="control71" form:id="control7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2.9" form:control-implementation="ooo:com.sun.star.form.component.TextField" xml:id="control72" form:id="control7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2.10" form:control-implementation="ooo:com.sun.star.form.component.TextField" xml:id="control73" form:id="control7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2.10" form:control-implementation="ooo:com.sun.star.form.component.TextField" xml:id="control74" form:id="control7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2.10" form:control-implementation="ooo:com.sun.star.form.component.TextField" xml:id="control75" form:id="control7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2.10" form:control-implementation="ooo:com.sun.star.form.component.TextField" xml:id="control76" form:id="control7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2.10" form:control-implementation="ooo:com.sun.star.form.component.TextField" xml:id="control77" form:id="control7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2.10" form:control-implementation="ooo:com.sun.star.form.component.TextField" xml:id="control78" form:id="control7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2.10" form:control-implementation="ooo:com.sun.star.form.component.TextField" xml:id="control79" form:id="control7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2.10" form:control-implementation="ooo:com.sun.star.form.component.TextField" xml:id="control80" form:id="control8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2.11" form:control-implementation="ooo:com.sun.star.form.component.TextField" xml:id="control81" form:id="control8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2.11" form:control-implementation="ooo:com.sun.star.form.component.TextField" xml:id="control82" form:id="control8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2.11" form:control-implementation="ooo:com.sun.star.form.component.TextField" xml:id="control83" form:id="control8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2.11" form:control-implementation="ooo:com.sun.star.form.component.TextField" xml:id="control84" form:id="control8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2.11" form:control-implementation="ooo:com.sun.star.form.component.TextField" xml:id="control85" form:id="control8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2.11" form:control-implementation="ooo:com.sun.star.form.component.TextField" xml:id="control86" form:id="control8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2.11" form:control-implementation="ooo:com.sun.star.form.component.TextField" xml:id="control87" form:id="control8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2.11" form:control-implementation="ooo:com.sun.star.form.component.TextField" xml:id="control88" form:id="control8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2.12" form:control-implementation="ooo:com.sun.star.form.component.TextField" xml:id="control89" form:id="control8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2.12" form:control-implementation="ooo:com.sun.star.form.component.TextField" xml:id="control90" form:id="control9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2.12" form:control-implementation="ooo:com.sun.star.form.component.TextField" xml:id="control91" form:id="control9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2.12" form:control-implementation="ooo:com.sun.star.form.component.TextField" xml:id="control92" form:id="control9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2.12" form:control-implementation="ooo:com.sun.star.form.component.TextField" xml:id="control93" form:id="control9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2.12" form:control-implementation="ooo:com.sun.star.form.component.TextField" xml:id="control94" form:id="control9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2.12" form:control-implementation="ooo:com.sun.star.form.component.TextField" xml:id="control95" form:id="control9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2.12" form:control-implementation="ooo:com.sun.star.form.component.TextField" xml:id="control96" form:id="control9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2.13" form:control-implementation="ooo:com.sun.star.form.component.TextField" xml:id="control97" form:id="control9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2.13" form:control-implementation="ooo:com.sun.star.form.component.TextField" xml:id="control98" form:id="control9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2.13" form:control-implementation="ooo:com.sun.star.form.component.TextField" xml:id="control99" form:id="control9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2.13" form:control-implementation="ooo:com.sun.star.form.component.TextField" xml:id="control100" form:id="control10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2.13" form:control-implementation="ooo:com.sun.star.form.component.TextField" xml:id="control101" form:id="control10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2.13" form:control-implementation="ooo:com.sun.star.form.component.TextField" xml:id="control102" form:id="control10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2.13" form:control-implementation="ooo:com.sun.star.form.component.TextField" xml:id="control103" form:id="control10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2.13" form:control-implementation="ooo:com.sun.star.form.component.TextField" xml:id="control104" form:id="control10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NM.2.14" form:control-implementation="ooo:com.sun.star.form.component.TextField" xml:id="control105" form:id="control10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AREA.2.14" form:control-implementation="ooo:com.sun.star.form.component.TextField" xml:id="control106" form:id="control10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NGE.2.14" form:control-implementation="ooo:com.sun.star.form.component.TextField" xml:id="control107" form:id="control10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RAISE.2.14" form:control-implementation="ooo:com.sun.star.form.component.TextField" xml:id="control108" form:id="control10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MASTERY.2.14" form:control-implementation="ooo:com.sun.star.form.component.TextField" xml:id="control109" form:id="control10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ELEM.2.14" form:control-implementation="ooo:com.sun.star.form.component.TextField" xml:id="control110" form:id="control11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DURATION.2.14" form:control-implementation="ooo:com.sun.star.form.component.TextField" xml:id="control111" form:id="control11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 form:name="SPELL_TAGS.2.14" form:control-implementation="ooo:com.sun.star.form.component.TextField" xml:id="control112" form:id="control11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  <form:textarea form:name="SPELL_EFFECT.2.1" form:control-implementation="ooo:com.sun.star.form.component.TextField" xml:id="control113" form:id="control11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2.2" form:control-implementation="ooo:com.sun.star.form.component.TextField" xml:id="control114" form:id="control11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2.3" form:control-implementation="ooo:com.sun.star.form.component.TextField" xml:id="control115" form:id="control11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2.4" form:control-implementation="ooo:com.sun.star.form.component.TextField" xml:id="control116" form:id="control11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2.5" form:control-implementation="ooo:com.sun.star.form.component.TextField" xml:id="control117" form:id="control117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2.6" form:control-implementation="ooo:com.sun.star.form.component.TextField" xml:id="control118" form:id="control118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2.7" form:control-implementation="ooo:com.sun.star.form.component.TextField" xml:id="control119" form:id="control119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2.8" form:control-implementation="ooo:com.sun.star.form.component.TextField" xml:id="control120" form:id="control120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2.9" form:control-implementation="ooo:com.sun.star.form.component.TextField" xml:id="control121" form:id="control121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2.10" form:control-implementation="ooo:com.sun.star.form.component.TextField" xml:id="control122" form:id="control122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2.11" form:control-implementation="ooo:com.sun.star.form.component.TextField" xml:id="control123" form:id="control123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2.12" form:control-implementation="ooo:com.sun.star.form.component.TextField" xml:id="control124" form:id="control124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2.13" form:control-implementation="ooo:com.sun.star.form.component.TextField" xml:id="control125" form:id="control125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SPELL_EFFECT.2.14" form:control-implementation="ooo:com.sun.star.form.component.TextField" xml:id="control126" form:id="control126" form:readonly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</form:form>
        </office:forms>
        <draw:line draw:style-name="gr1" draw:layer="layout" svg:x1="1.27cm" svg:y1="2.511cm" svg:x2="6.575cm" svg:y2="2.511cm">
          <text:p/>
        </draw:line>
        <draw:line draw:style-name="gr1" draw:layer="layout" svg:x1="6.575cm" svg:y1="2.511cm" svg:x2="8.554cm" svg:y2="2.511cm">
          <text:p/>
        </draw:line>
        <draw:line draw:style-name="gr1" draw:layer="layout" svg:x1="8.554cm" svg:y1="2.511cm" svg:x2="10.967cm" svg:y2="2.511cm">
          <text:p/>
        </draw:line>
        <draw:line draw:style-name="gr1" draw:layer="layout" svg:x1="10.967cm" svg:y1="2.511cm" svg:x2="11.818cm" svg:y2="2.511cm">
          <text:p/>
        </draw:line>
        <draw:line draw:style-name="gr1" draw:layer="layout" svg:x1="11.818cm" svg:y1="2.511cm" svg:x2="15.208cm" svg:y2="2.511cm">
          <text:p/>
        </draw:line>
        <draw:line draw:style-name="gr1" draw:layer="layout" svg:x1="15.208cm" svg:y1="2.511cm" svg:x2="19.741cm" svg:y2="2.511cm">
          <text:p/>
        </draw:line>
        <draw:line draw:style-name="gr1" draw:layer="layout" svg:x1="1.27cm" svg:y1="2.991cm" svg:x2="6.575cm" svg:y2="2.991cm">
          <text:p/>
        </draw:line>
        <draw:line draw:style-name="gr1" draw:layer="layout" svg:x1="6.575cm" svg:y1="2.991cm" svg:x2="11.818cm" svg:y2="2.991cm">
          <text:p/>
        </draw:line>
        <draw:line draw:style-name="gr1" draw:layer="layout" svg:x1="11.818cm" svg:y1="2.991cm" svg:x2="19.741cm" svg:y2="2.991cm">
          <text:p/>
        </draw:line>
        <draw:frame draw:style-name="gr2" draw:layer="layout" svg:width="0.743cm" svg:height="0.378cm" svg:x="1.326cm" svg:y="2.137cm">
          <draw:text-box>
            <text:p text:style-name="P1"><text:span text:style-name="T1">Name</text:span></text:p>
          </draw:text-box>
        </draw:frame>
        <draw:frame draw:style-name="gr3" draw:layer="layout" svg:width="0.692cm" svg:height="0.378cm" svg:x="6.632cm" svg:y="2.137cm">
          <draw:text-box>
            <text:p text:style-name="P1"><text:span text:style-name="T1">Level</text:span></text:p>
          </draw:text-box>
        </draw:frame>
        <draw:frame draw:style-name="gr4" draw:layer="layout" svg:width="1.048cm" svg:height="0.378cm" svg:x="8.607cm" svg:y="2.137cm">
          <draw:text-box>
            <text:p text:style-name="P1"><text:span text:style-name="T1">Element</text:span></text:p>
          </draw:text-box>
        </draw:frame>
        <draw:frame draw:style-name="gr5" draw:layer="layout" svg:width="1.141cm" svg:height="0.378cm" svg:x="11.02cm" svg:y="2.137cm">
          <draw:text-box>
            <text:p text:style-name="P1"><text:span text:style-name="T1">Duration</text:span></text:p>
          </draw:text-box>
        </draw:frame>
        <draw:frame draw:style-name="gr6" draw:layer="layout" svg:width="0.612cm" svg:height="0.378cm" svg:x="15.264cm" svg:y="2.137cm">
          <draw:text-box>
            <text:p text:style-name="P1"><text:span text:style-name="T1">Tags</text:span></text:p>
          </draw:text-box>
        </draw:frame>
        <draw:frame draw:style-name="gr7" draw:layer="layout" svg:width="0.616cm" svg:height="0.378cm" svg:x="1.326cm" svg:y="2.617cm">
          <draw:text-box>
            <text:p text:style-name="P1"><text:span text:style-name="T1">Area</text:span></text:p>
          </draw:text-box>
        </draw:frame>
        <draw:frame draw:style-name="gr8" draw:layer="layout" svg:width="0.819cm" svg:height="0.378cm" svg:x="6.632cm" svg:y="2.617cm">
          <draw:text-box>
            <text:p text:style-name="P1"><text:span text:style-name="T1">Range</text:span></text:p>
          </draw:text-box>
        </draw:frame>
        <draw:line draw:style-name="gr1" draw:layer="layout" svg:x1="1.27cm" svg:y1="4.367cm" svg:x2="6.579cm" svg:y2="4.367cm">
          <text:p/>
        </draw:line>
        <draw:line draw:style-name="gr1" draw:layer="layout" svg:x1="6.579cm" svg:y1="4.367cm" svg:x2="8.554cm" svg:y2="4.367cm">
          <text:p/>
        </draw:line>
        <draw:line draw:style-name="gr1" draw:layer="layout" svg:x1="8.554cm" svg:y1="4.367cm" svg:x2="10.967cm" svg:y2="4.367cm">
          <text:p/>
        </draw:line>
        <draw:line draw:style-name="gr1" draw:layer="layout" svg:x1="10.967cm" svg:y1="4.367cm" svg:x2="11.818cm" svg:y2="4.367cm">
          <text:p/>
        </draw:line>
        <draw:line draw:style-name="gr1" draw:layer="layout" svg:x1="11.818cm" svg:y1="4.367cm" svg:x2="15.211cm" svg:y2="4.367cm">
          <text:p/>
        </draw:line>
        <draw:line draw:style-name="gr1" draw:layer="layout" svg:x1="15.211cm" svg:y1="4.367cm" svg:x2="19.741cm" svg:y2="4.367cm">
          <text:p/>
        </draw:line>
        <draw:line draw:style-name="gr1" draw:layer="layout" svg:x1="1.27cm" svg:y1="4.847cm" svg:x2="6.579cm" svg:y2="4.847cm">
          <text:p/>
        </draw:line>
        <draw:line draw:style-name="gr1" draw:layer="layout" svg:x1="6.579cm" svg:y1="4.847cm" svg:x2="11.818cm" svg:y2="4.847cm">
          <text:p/>
        </draw:line>
        <draw:line draw:style-name="gr1" draw:layer="layout" svg:x1="11.818cm" svg:y1="4.847cm" svg:x2="19.741cm" svg:y2="4.847cm">
          <text:p/>
        </draw:line>
        <draw:frame draw:style-name="gr9" draw:layer="layout" svg:width="0.785cm" svg:height="0.378cm" svg:x="11.87cm" svg:y="2.617cm">
          <draw:text-box>
            <text:p text:style-name="P1"><text:span text:style-name="T1">Raises</text:span></text:p>
          </draw:text-box>
        </draw:frame>
        <draw:frame draw:style-name="gr2" draw:layer="layout" svg:width="0.743cm" svg:height="0.378cm" svg:x="1.326cm" svg:y="3.989cm">
          <draw:text-box>
            <text:p text:style-name="P1"><text:span text:style-name="T1">Name</text:span></text:p>
          </draw:text-box>
        </draw:frame>
        <draw:frame draw:style-name="gr3" draw:layer="layout" svg:width="0.692cm" svg:height="0.378cm" svg:x="6.632cm" svg:y="3.989cm">
          <draw:text-box>
            <text:p text:style-name="P1"><text:span text:style-name="T1">Level</text:span></text:p>
          </draw:text-box>
        </draw:frame>
        <draw:frame draw:style-name="gr4" draw:layer="layout" svg:width="1.048cm" svg:height="0.378cm" svg:x="8.611cm" svg:y="3.989cm">
          <draw:text-box>
            <text:p text:style-name="P1"><text:span text:style-name="T1">Element</text:span></text:p>
          </draw:text-box>
        </draw:frame>
        <draw:frame draw:style-name="gr5" draw:layer="layout" svg:width="1.141cm" svg:height="0.378cm" svg:x="11.024cm" svg:y="3.989cm">
          <draw:text-box>
            <text:p text:style-name="P1"><text:span text:style-name="T1">Duration</text:span></text:p>
          </draw:text-box>
        </draw:frame>
        <draw:frame draw:style-name="gr6" draw:layer="layout" svg:width="0.612cm" svg:height="0.378cm" svg:x="15.264cm" svg:y="3.989cm">
          <draw:text-box>
            <text:p text:style-name="P1"><text:span text:style-name="T1">Tags</text:span></text:p>
          </draw:text-box>
        </draw:frame>
        <draw:frame draw:style-name="gr7" draw:layer="layout" svg:width="0.616cm" svg:height="0.378cm" svg:x="1.326cm" svg:y="4.469cm">
          <draw:text-box>
            <text:p text:style-name="P1"><text:span text:style-name="T1">Area</text:span></text:p>
          </draw:text-box>
        </draw:frame>
        <draw:frame draw:style-name="gr8" draw:layer="layout" svg:width="0.819cm" svg:height="0.378cm" svg:x="6.632cm" svg:y="4.469cm">
          <draw:text-box>
            <text:p text:style-name="P1"><text:span text:style-name="T1">Range</text:span></text:p>
          </draw:text-box>
        </draw:frame>
        <draw:line draw:style-name="gr1" draw:layer="layout" svg:x1="1.27cm" svg:y1="6.219cm" svg:x2="6.579cm" svg:y2="6.219cm">
          <text:p/>
        </draw:line>
        <draw:line draw:style-name="gr1" draw:layer="layout" svg:x1="6.579cm" svg:y1="6.219cm" svg:x2="8.554cm" svg:y2="6.219cm">
          <text:p/>
        </draw:line>
        <draw:line draw:style-name="gr1" draw:layer="layout" svg:x1="8.554cm" svg:y1="6.219cm" svg:x2="10.967cm" svg:y2="6.219cm">
          <text:p/>
        </draw:line>
        <draw:line draw:style-name="gr1" draw:layer="layout" svg:x1="10.967cm" svg:y1="6.219cm" svg:x2="11.818cm" svg:y2="6.219cm">
          <text:p/>
        </draw:line>
        <draw:line draw:style-name="gr1" draw:layer="layout" svg:x1="11.818cm" svg:y1="6.219cm" svg:x2="15.211cm" svg:y2="6.219cm">
          <text:p/>
        </draw:line>
        <draw:line draw:style-name="gr1" draw:layer="layout" svg:x1="15.211cm" svg:y1="6.219cm" svg:x2="19.741cm" svg:y2="6.219cm">
          <text:p/>
        </draw:line>
        <draw:line draw:style-name="gr1" draw:layer="layout" svg:x1="1.27cm" svg:y1="6.699cm" svg:x2="6.579cm" svg:y2="6.699cm">
          <text:p/>
        </draw:line>
        <draw:line draw:style-name="gr1" draw:layer="layout" svg:x1="6.579cm" svg:y1="6.699cm" svg:x2="11.818cm" svg:y2="6.699cm">
          <text:p/>
        </draw:line>
        <draw:line draw:style-name="gr1" draw:layer="layout" svg:x1="11.818cm" svg:y1="6.699cm" svg:x2="19.741cm" svg:y2="6.699cm">
          <text:p/>
        </draw:line>
        <draw:frame draw:style-name="gr9" draw:layer="layout" svg:width="0.785cm" svg:height="0.378cm" svg:x="11.874cm" svg:y="4.469cm">
          <draw:text-box>
            <text:p text:style-name="P1"><text:span text:style-name="T1">Raises</text:span></text:p>
          </draw:text-box>
        </draw:frame>
        <draw:frame draw:style-name="gr2" draw:layer="layout" svg:width="0.743cm" svg:height="0.378cm" svg:x="1.326cm" svg:y="5.844cm">
          <draw:text-box>
            <text:p text:style-name="P1"><text:span text:style-name="T1">Name</text:span></text:p>
          </draw:text-box>
        </draw:frame>
        <draw:frame draw:style-name="gr3" draw:layer="layout" svg:width="0.692cm" svg:height="0.378cm" svg:x="6.632cm" svg:y="5.844cm">
          <draw:text-box>
            <text:p text:style-name="P1"><text:span text:style-name="T1">Level</text:span></text:p>
          </draw:text-box>
        </draw:frame>
        <draw:frame draw:style-name="gr4" draw:layer="layout" svg:width="1.048cm" svg:height="0.378cm" svg:x="8.611cm" svg:y="5.844cm">
          <draw:text-box>
            <text:p text:style-name="P1"><text:span text:style-name="T1">Element</text:span></text:p>
          </draw:text-box>
        </draw:frame>
        <draw:frame draw:style-name="gr5" draw:layer="layout" svg:width="1.141cm" svg:height="0.378cm" svg:x="11.024cm" svg:y="5.844cm">
          <draw:text-box>
            <text:p text:style-name="P1"><text:span text:style-name="T1">Duration</text:span></text:p>
          </draw:text-box>
        </draw:frame>
        <draw:frame draw:style-name="gr6" draw:layer="layout" svg:width="0.612cm" svg:height="0.378cm" svg:x="15.264cm" svg:y="5.844cm">
          <draw:text-box>
            <text:p text:style-name="P1"><text:span text:style-name="T1">Tags</text:span></text:p>
          </draw:text-box>
        </draw:frame>
        <draw:frame draw:style-name="gr7" draw:layer="layout" svg:width="0.616cm" svg:height="0.378cm" svg:x="1.326cm" svg:y="6.324cm">
          <draw:text-box>
            <text:p text:style-name="P1"><text:span text:style-name="T1">Area</text:span></text:p>
          </draw:text-box>
        </draw:frame>
        <draw:frame draw:style-name="gr8" draw:layer="layout" svg:width="0.819cm" svg:height="0.378cm" svg:x="6.632cm" svg:y="6.324cm">
          <draw:text-box>
            <text:p text:style-name="P1"><text:span text:style-name="T1">Range</text:span></text:p>
          </draw:text-box>
        </draw:frame>
        <draw:line draw:style-name="gr1" draw:layer="layout" svg:x1="1.27cm" svg:y1="8.075cm" svg:x2="6.579cm" svg:y2="8.075cm">
          <text:p/>
        </draw:line>
        <draw:line draw:style-name="gr1" draw:layer="layout" svg:x1="6.579cm" svg:y1="8.075cm" svg:x2="8.554cm" svg:y2="8.075cm">
          <text:p/>
        </draw:line>
        <draw:line draw:style-name="gr1" draw:layer="layout" svg:x1="8.554cm" svg:y1="8.075cm" svg:x2="10.967cm" svg:y2="8.075cm">
          <text:p/>
        </draw:line>
        <draw:line draw:style-name="gr1" draw:layer="layout" svg:x1="10.967cm" svg:y1="8.075cm" svg:x2="11.818cm" svg:y2="8.075cm">
          <text:p/>
        </draw:line>
        <draw:line draw:style-name="gr1" draw:layer="layout" svg:x1="11.818cm" svg:y1="8.075cm" svg:x2="15.211cm" svg:y2="8.075cm">
          <text:p/>
        </draw:line>
        <draw:line draw:style-name="gr1" draw:layer="layout" svg:x1="15.211cm" svg:y1="8.075cm" svg:x2="19.741cm" svg:y2="8.075cm">
          <text:p/>
        </draw:line>
        <draw:line draw:style-name="gr1" draw:layer="layout" svg:x1="1.27cm" svg:y1="8.554cm" svg:x2="6.579cm" svg:y2="8.554cm">
          <text:p/>
        </draw:line>
        <draw:line draw:style-name="gr1" draw:layer="layout" svg:x1="6.579cm" svg:y1="8.554cm" svg:x2="11.818cm" svg:y2="8.554cm">
          <text:p/>
        </draw:line>
        <draw:line draw:style-name="gr1" draw:layer="layout" svg:x1="11.818cm" svg:y1="8.554cm" svg:x2="19.741cm" svg:y2="8.554cm">
          <text:p/>
        </draw:line>
        <draw:frame draw:style-name="gr9" draw:layer="layout" svg:width="0.785cm" svg:height="0.378cm" svg:x="11.874cm" svg:y="6.324cm">
          <draw:text-box>
            <text:p text:style-name="P1"><text:span text:style-name="T1">Raises</text:span></text:p>
          </draw:text-box>
        </draw:frame>
        <draw:frame draw:style-name="gr2" draw:layer="layout" svg:width="0.743cm" svg:height="0.378cm" svg:x="1.326cm" svg:y="7.697cm">
          <draw:text-box>
            <text:p text:style-name="P1"><text:span text:style-name="T1">Name</text:span></text:p>
          </draw:text-box>
        </draw:frame>
        <draw:frame draw:style-name="gr3" draw:layer="layout" svg:width="0.692cm" svg:height="0.378cm" svg:x="6.632cm" svg:y="7.697cm">
          <draw:text-box>
            <text:p text:style-name="P1"><text:span text:style-name="T1">Level</text:span></text:p>
          </draw:text-box>
        </draw:frame>
        <draw:frame draw:style-name="gr4" draw:layer="layout" svg:width="1.048cm" svg:height="0.378cm" svg:x="8.611cm" svg:y="7.697cm">
          <draw:text-box>
            <text:p text:style-name="P1"><text:span text:style-name="T1">Element</text:span></text:p>
          </draw:text-box>
        </draw:frame>
        <draw:frame draw:style-name="gr5" draw:layer="layout" svg:width="1.141cm" svg:height="0.378cm" svg:x="11.024cm" svg:y="7.697cm">
          <draw:text-box>
            <text:p text:style-name="P1"><text:span text:style-name="T1">Duration</text:span></text:p>
          </draw:text-box>
        </draw:frame>
        <draw:frame draw:style-name="gr6" draw:layer="layout" svg:width="0.612cm" svg:height="0.378cm" svg:x="15.264cm" svg:y="7.697cm">
          <draw:text-box>
            <text:p text:style-name="P1"><text:span text:style-name="T1">Tags</text:span></text:p>
          </draw:text-box>
        </draw:frame>
        <draw:frame draw:style-name="gr7" draw:layer="layout" svg:width="0.616cm" svg:height="0.378cm" svg:x="1.326cm" svg:y="8.176cm">
          <draw:text-box>
            <text:p text:style-name="P1"><text:span text:style-name="T1">Area</text:span></text:p>
          </draw:text-box>
        </draw:frame>
        <draw:frame draw:style-name="gr8" draw:layer="layout" svg:width="0.819cm" svg:height="0.378cm" svg:x="6.632cm" svg:y="8.176cm">
          <draw:text-box>
            <text:p text:style-name="P1"><text:span text:style-name="T1">Range</text:span></text:p>
          </draw:text-box>
        </draw:frame>
        <draw:line draw:style-name="gr1" draw:layer="layout" svg:x1="1.27cm" svg:y1="9.927cm" svg:x2="6.579cm" svg:y2="9.927cm">
          <text:p/>
        </draw:line>
        <draw:line draw:style-name="gr1" draw:layer="layout" svg:x1="6.579cm" svg:y1="9.927cm" svg:x2="8.554cm" svg:y2="9.927cm">
          <text:p/>
        </draw:line>
        <draw:line draw:style-name="gr1" draw:layer="layout" svg:x1="8.554cm" svg:y1="9.927cm" svg:x2="10.967cm" svg:y2="9.927cm">
          <text:p/>
        </draw:line>
        <draw:line draw:style-name="gr1" draw:layer="layout" svg:x1="10.967cm" svg:y1="9.927cm" svg:x2="11.818cm" svg:y2="9.927cm">
          <text:p/>
        </draw:line>
        <draw:line draw:style-name="gr1" draw:layer="layout" svg:x1="11.818cm" svg:y1="9.927cm" svg:x2="15.211cm" svg:y2="9.927cm">
          <text:p/>
        </draw:line>
        <draw:line draw:style-name="gr1" draw:layer="layout" svg:x1="15.211cm" svg:y1="9.927cm" svg:x2="19.741cm" svg:y2="9.927cm">
          <text:p/>
        </draw:line>
        <draw:line draw:style-name="gr1" draw:layer="layout" svg:x1="1.27cm" svg:y1="10.406cm" svg:x2="6.579cm" svg:y2="10.406cm">
          <text:p/>
        </draw:line>
        <draw:line draw:style-name="gr1" draw:layer="layout" svg:x1="6.579cm" svg:y1="10.406cm" svg:x2="11.818cm" svg:y2="10.406cm">
          <text:p/>
        </draw:line>
        <draw:line draw:style-name="gr1" draw:layer="layout" svg:x1="11.818cm" svg:y1="10.406cm" svg:x2="19.741cm" svg:y2="10.406cm">
          <text:p/>
        </draw:line>
        <draw:frame draw:style-name="gr9" draw:layer="layout" svg:width="0.785cm" svg:height="0.378cm" svg:x="11.874cm" svg:y="8.176cm">
          <draw:text-box>
            <text:p text:style-name="P1"><text:span text:style-name="T1">Raises</text:span></text:p>
          </draw:text-box>
        </draw:frame>
        <draw:frame draw:style-name="gr2" draw:layer="layout" svg:width="0.743cm" svg:height="0.378cm" svg:x="1.326cm" svg:y="9.552cm">
          <draw:text-box>
            <text:p text:style-name="P1"><text:span text:style-name="T1">Name</text:span></text:p>
          </draw:text-box>
        </draw:frame>
        <draw:frame draw:style-name="gr3" draw:layer="layout" svg:width="0.692cm" svg:height="0.378cm" svg:x="6.632cm" svg:y="9.552cm">
          <draw:text-box>
            <text:p text:style-name="P1"><text:span text:style-name="T1">Level</text:span></text:p>
          </draw:text-box>
        </draw:frame>
        <draw:frame draw:style-name="gr4" draw:layer="layout" svg:width="1.048cm" svg:height="0.378cm" svg:x="8.611cm" svg:y="9.552cm">
          <draw:text-box>
            <text:p text:style-name="P1"><text:span text:style-name="T1">Element</text:span></text:p>
          </draw:text-box>
        </draw:frame>
        <draw:frame draw:style-name="gr5" draw:layer="layout" svg:width="1.141cm" svg:height="0.378cm" svg:x="11.024cm" svg:y="9.552cm">
          <draw:text-box>
            <text:p text:style-name="P1"><text:span text:style-name="T1">Duration</text:span></text:p>
          </draw:text-box>
        </draw:frame>
        <draw:frame draw:style-name="gr6" draw:layer="layout" svg:width="0.612cm" svg:height="0.378cm" svg:x="15.264cm" svg:y="9.552cm">
          <draw:text-box>
            <text:p text:style-name="P1"><text:span text:style-name="T1">Tags</text:span></text:p>
          </draw:text-box>
        </draw:frame>
        <draw:frame draw:style-name="gr7" draw:layer="layout" svg:width="0.616cm" svg:height="0.378cm" svg:x="1.326cm" svg:y="10.032cm">
          <draw:text-box>
            <text:p text:style-name="P1"><text:span text:style-name="T1">Area</text:span></text:p>
          </draw:text-box>
        </draw:frame>
        <draw:frame draw:style-name="gr8" draw:layer="layout" svg:width="0.819cm" svg:height="0.378cm" svg:x="6.632cm" svg:y="10.032cm">
          <draw:text-box>
            <text:p text:style-name="P1"><text:span text:style-name="T1">Range</text:span></text:p>
          </draw:text-box>
        </draw:frame>
        <draw:line draw:style-name="gr1" draw:layer="layout" svg:x1="1.27cm" svg:y1="11.782cm" svg:x2="6.579cm" svg:y2="11.782cm">
          <text:p/>
        </draw:line>
        <draw:line draw:style-name="gr1" draw:layer="layout" svg:x1="6.579cm" svg:y1="11.782cm" svg:x2="8.554cm" svg:y2="11.782cm">
          <text:p/>
        </draw:line>
        <draw:line draw:style-name="gr1" draw:layer="layout" svg:x1="8.554cm" svg:y1="11.782cm" svg:x2="10.967cm" svg:y2="11.782cm">
          <text:p/>
        </draw:line>
        <draw:line draw:style-name="gr1" draw:layer="layout" svg:x1="10.967cm" svg:y1="11.782cm" svg:x2="11.818cm" svg:y2="11.782cm">
          <text:p/>
        </draw:line>
        <draw:line draw:style-name="gr1" draw:layer="layout" svg:x1="11.818cm" svg:y1="11.782cm" svg:x2="15.211cm" svg:y2="11.782cm">
          <text:p/>
        </draw:line>
        <draw:line draw:style-name="gr1" draw:layer="layout" svg:x1="15.211cm" svg:y1="11.782cm" svg:x2="19.741cm" svg:y2="11.782cm">
          <text:p/>
        </draw:line>
        <draw:line draw:style-name="gr1" draw:layer="layout" svg:x1="1.27cm" svg:y1="12.262cm" svg:x2="6.579cm" svg:y2="12.262cm">
          <text:p/>
        </draw:line>
        <draw:line draw:style-name="gr1" draw:layer="layout" svg:x1="6.579cm" svg:y1="12.262cm" svg:x2="11.818cm" svg:y2="12.262cm">
          <text:p/>
        </draw:line>
        <draw:line draw:style-name="gr1" draw:layer="layout" svg:x1="11.818cm" svg:y1="12.262cm" svg:x2="19.741cm" svg:y2="12.262cm">
          <text:p/>
        </draw:line>
        <draw:frame draw:style-name="gr9" draw:layer="layout" svg:width="0.785cm" svg:height="0.378cm" svg:x="11.874cm" svg:y="10.032cm">
          <draw:text-box>
            <text:p text:style-name="P1"><text:span text:style-name="T1">Raises</text:span></text:p>
          </draw:text-box>
        </draw:frame>
        <draw:frame draw:style-name="gr2" draw:layer="layout" svg:width="0.743cm" svg:height="0.378cm" svg:x="1.326cm" svg:y="11.404cm">
          <draw:text-box>
            <text:p text:style-name="P1"><text:span text:style-name="T1">Name</text:span></text:p>
          </draw:text-box>
        </draw:frame>
        <draw:frame draw:style-name="gr3" draw:layer="layout" svg:width="0.692cm" svg:height="0.378cm" svg:x="6.632cm" svg:y="11.404cm">
          <draw:text-box>
            <text:p text:style-name="P1"><text:span text:style-name="T1">Level</text:span></text:p>
          </draw:text-box>
        </draw:frame>
        <draw:frame draw:style-name="gr4" draw:layer="layout" svg:width="1.048cm" svg:height="0.378cm" svg:x="8.611cm" svg:y="11.404cm">
          <draw:text-box>
            <text:p text:style-name="P1"><text:span text:style-name="T1">Element</text:span></text:p>
          </draw:text-box>
        </draw:frame>
        <draw:frame draw:style-name="gr5" draw:layer="layout" svg:width="1.141cm" svg:height="0.378cm" svg:x="11.024cm" svg:y="11.404cm">
          <draw:text-box>
            <text:p text:style-name="P1"><text:span text:style-name="T1">Duration</text:span></text:p>
          </draw:text-box>
        </draw:frame>
        <draw:frame draw:style-name="gr6" draw:layer="layout" svg:width="0.612cm" svg:height="0.378cm" svg:x="15.264cm" svg:y="11.404cm">
          <draw:text-box>
            <text:p text:style-name="P1"><text:span text:style-name="T1">Tags</text:span></text:p>
          </draw:text-box>
        </draw:frame>
        <draw:frame draw:style-name="gr7" draw:layer="layout" svg:width="0.616cm" svg:height="0.378cm" svg:x="1.326cm" svg:y="11.884cm">
          <draw:text-box>
            <text:p text:style-name="P1"><text:span text:style-name="T1">Area</text:span></text:p>
          </draw:text-box>
        </draw:frame>
        <draw:frame draw:style-name="gr8" draw:layer="layout" svg:width="0.819cm" svg:height="0.378cm" svg:x="6.632cm" svg:y="11.884cm">
          <draw:text-box>
            <text:p text:style-name="P1"><text:span text:style-name="T1">Range</text:span></text:p>
          </draw:text-box>
        </draw:frame>
        <draw:line draw:style-name="gr1" draw:layer="layout" svg:x1="1.27cm" svg:y1="13.634cm" svg:x2="6.579cm" svg:y2="13.634cm">
          <text:p/>
        </draw:line>
        <draw:line draw:style-name="gr1" draw:layer="layout" svg:x1="6.579cm" svg:y1="13.634cm" svg:x2="8.554cm" svg:y2="13.634cm">
          <text:p/>
        </draw:line>
        <draw:line draw:style-name="gr1" draw:layer="layout" svg:x1="8.554cm" svg:y1="13.634cm" svg:x2="10.967cm" svg:y2="13.634cm">
          <text:p/>
        </draw:line>
        <draw:line draw:style-name="gr1" draw:layer="layout" svg:x1="10.967cm" svg:y1="13.634cm" svg:x2="11.818cm" svg:y2="13.634cm">
          <text:p/>
        </draw:line>
        <draw:line draw:style-name="gr1" draw:layer="layout" svg:x1="11.818cm" svg:y1="13.634cm" svg:x2="15.211cm" svg:y2="13.634cm">
          <text:p/>
        </draw:line>
        <draw:line draw:style-name="gr1" draw:layer="layout" svg:x1="15.211cm" svg:y1="13.634cm" svg:x2="19.741cm" svg:y2="13.634cm">
          <text:p/>
        </draw:line>
        <draw:line draw:style-name="gr1" draw:layer="layout" svg:x1="1.27cm" svg:y1="14.114cm" svg:x2="6.579cm" svg:y2="14.114cm">
          <text:p/>
        </draw:line>
        <draw:line draw:style-name="gr1" draw:layer="layout" svg:x1="6.579cm" svg:y1="14.114cm" svg:x2="11.818cm" svg:y2="14.114cm">
          <text:p/>
        </draw:line>
        <draw:line draw:style-name="gr1" draw:layer="layout" svg:x1="11.818cm" svg:y1="14.114cm" svg:x2="19.741cm" svg:y2="14.114cm">
          <text:p/>
        </draw:line>
        <draw:frame draw:style-name="gr9" draw:layer="layout" svg:width="0.785cm" svg:height="0.378cm" svg:x="11.874cm" svg:y="11.884cm">
          <draw:text-box>
            <text:p text:style-name="P1"><text:span text:style-name="T1">Raises</text:span></text:p>
          </draw:text-box>
        </draw:frame>
        <draw:frame draw:style-name="gr2" draw:layer="layout" svg:width="0.743cm" svg:height="0.378cm" svg:x="1.326cm" svg:y="13.26cm">
          <draw:text-box>
            <text:p text:style-name="P1"><text:span text:style-name="T1">Name</text:span></text:p>
          </draw:text-box>
        </draw:frame>
        <draw:frame draw:style-name="gr3" draw:layer="layout" svg:width="0.692cm" svg:height="0.378cm" svg:x="6.632cm" svg:y="13.26cm">
          <draw:text-box>
            <text:p text:style-name="P1"><text:span text:style-name="T1">Level</text:span></text:p>
          </draw:text-box>
        </draw:frame>
        <draw:frame draw:style-name="gr4" draw:layer="layout" svg:width="1.048cm" svg:height="0.378cm" svg:x="8.611cm" svg:y="13.26cm">
          <draw:text-box>
            <text:p text:style-name="P1"><text:span text:style-name="T1">Element</text:span></text:p>
          </draw:text-box>
        </draw:frame>
        <draw:frame draw:style-name="gr5" draw:layer="layout" svg:width="1.141cm" svg:height="0.378cm" svg:x="11.024cm" svg:y="13.26cm">
          <draw:text-box>
            <text:p text:style-name="P1"><text:span text:style-name="T1">Duration</text:span></text:p>
          </draw:text-box>
        </draw:frame>
        <draw:frame draw:style-name="gr6" draw:layer="layout" svg:width="0.612cm" svg:height="0.378cm" svg:x="15.264cm" svg:y="13.26cm">
          <draw:text-box>
            <text:p text:style-name="P1"><text:span text:style-name="T1">Tags</text:span></text:p>
          </draw:text-box>
        </draw:frame>
        <draw:frame draw:style-name="gr7" draw:layer="layout" svg:width="0.616cm" svg:height="0.378cm" svg:x="1.326cm" svg:y="13.74cm">
          <draw:text-box>
            <text:p text:style-name="P1"><text:span text:style-name="T1">Area</text:span></text:p>
          </draw:text-box>
        </draw:frame>
        <draw:frame draw:style-name="gr8" draw:layer="layout" svg:width="0.819cm" svg:height="0.378cm" svg:x="6.632cm" svg:y="13.74cm">
          <draw:text-box>
            <text:p text:style-name="P1"><text:span text:style-name="T1">Range</text:span></text:p>
          </draw:text-box>
        </draw:frame>
        <draw:line draw:style-name="gr1" draw:layer="layout" svg:x1="1.27cm" svg:y1="15.49cm" svg:x2="6.579cm" svg:y2="15.49cm">
          <text:p/>
        </draw:line>
        <draw:line draw:style-name="gr1" draw:layer="layout" svg:x1="6.579cm" svg:y1="15.49cm" svg:x2="8.554cm" svg:y2="15.49cm">
          <text:p/>
        </draw:line>
        <draw:line draw:style-name="gr1" draw:layer="layout" svg:x1="8.554cm" svg:y1="15.49cm" svg:x2="10.967cm" svg:y2="15.49cm">
          <text:p/>
        </draw:line>
        <draw:line draw:style-name="gr1" draw:layer="layout" svg:x1="10.967cm" svg:y1="15.49cm" svg:x2="11.818cm" svg:y2="15.49cm">
          <text:p/>
        </draw:line>
        <draw:line draw:style-name="gr1" draw:layer="layout" svg:x1="11.818cm" svg:y1="15.49cm" svg:x2="15.211cm" svg:y2="15.49cm">
          <text:p/>
        </draw:line>
        <draw:line draw:style-name="gr1" draw:layer="layout" svg:x1="15.211cm" svg:y1="15.49cm" svg:x2="19.741cm" svg:y2="15.49cm">
          <text:p/>
        </draw:line>
        <draw:line draw:style-name="gr1" draw:layer="layout" svg:x1="1.27cm" svg:y1="15.97cm" svg:x2="6.579cm" svg:y2="15.97cm">
          <text:p/>
        </draw:line>
        <draw:line draw:style-name="gr1" draw:layer="layout" svg:x1="6.579cm" svg:y1="15.97cm" svg:x2="11.818cm" svg:y2="15.97cm">
          <text:p/>
        </draw:line>
        <draw:line draw:style-name="gr1" draw:layer="layout" svg:x1="11.818cm" svg:y1="15.97cm" svg:x2="19.741cm" svg:y2="15.97cm">
          <text:p/>
        </draw:line>
        <draw:frame draw:style-name="gr9" draw:layer="layout" svg:width="0.785cm" svg:height="0.378cm" svg:x="11.874cm" svg:y="13.74cm">
          <draw:text-box>
            <text:p text:style-name="P1"><text:span text:style-name="T1">Raises</text:span></text:p>
          </draw:text-box>
        </draw:frame>
        <draw:frame draw:style-name="gr2" draw:layer="layout" svg:width="0.743cm" svg:height="0.378cm" svg:x="1.326cm" svg:y="15.112cm">
          <draw:text-box>
            <text:p text:style-name="P1"><text:span text:style-name="T1">Name</text:span></text:p>
          </draw:text-box>
        </draw:frame>
        <draw:frame draw:style-name="gr3" draw:layer="layout" svg:width="0.692cm" svg:height="0.378cm" svg:x="6.632cm" svg:y="15.112cm">
          <draw:text-box>
            <text:p text:style-name="P1"><text:span text:style-name="T1">Level</text:span></text:p>
          </draw:text-box>
        </draw:frame>
        <draw:frame draw:style-name="gr4" draw:layer="layout" svg:width="1.048cm" svg:height="0.378cm" svg:x="8.611cm" svg:y="15.112cm">
          <draw:text-box>
            <text:p text:style-name="P1"><text:span text:style-name="T1">Element</text:span></text:p>
          </draw:text-box>
        </draw:frame>
        <draw:frame draw:style-name="gr5" draw:layer="layout" svg:width="1.141cm" svg:height="0.378cm" svg:x="11.024cm" svg:y="15.112cm">
          <draw:text-box>
            <text:p text:style-name="P1"><text:span text:style-name="T1">Duration</text:span></text:p>
          </draw:text-box>
        </draw:frame>
        <draw:frame draw:style-name="gr6" draw:layer="layout" svg:width="0.612cm" svg:height="0.378cm" svg:x="15.264cm" svg:y="15.112cm">
          <draw:text-box>
            <text:p text:style-name="P1"><text:span text:style-name="T1">Tags</text:span></text:p>
          </draw:text-box>
        </draw:frame>
        <draw:frame draw:style-name="gr7" draw:layer="layout" svg:width="0.616cm" svg:height="0.378cm" svg:x="1.326cm" svg:y="15.592cm">
          <draw:text-box>
            <text:p text:style-name="P1"><text:span text:style-name="T1">Area</text:span></text:p>
          </draw:text-box>
        </draw:frame>
        <draw:frame draw:style-name="gr8" draw:layer="layout" svg:width="0.819cm" svg:height="0.378cm" svg:x="6.632cm" svg:y="15.592cm">
          <draw:text-box>
            <text:p text:style-name="P1"><text:span text:style-name="T1">Range</text:span></text:p>
          </draw:text-box>
        </draw:frame>
        <draw:line draw:style-name="gr1" draw:layer="layout" svg:x1="1.27cm" svg:y1="17.342cm" svg:x2="6.579cm" svg:y2="17.342cm">
          <text:p/>
        </draw:line>
        <draw:line draw:style-name="gr1" draw:layer="layout" svg:x1="6.579cm" svg:y1="17.342cm" svg:x2="8.554cm" svg:y2="17.342cm">
          <text:p/>
        </draw:line>
        <draw:line draw:style-name="gr1" draw:layer="layout" svg:x1="8.554cm" svg:y1="17.342cm" svg:x2="10.967cm" svg:y2="17.342cm">
          <text:p/>
        </draw:line>
        <draw:line draw:style-name="gr1" draw:layer="layout" svg:x1="10.967cm" svg:y1="17.342cm" svg:x2="11.818cm" svg:y2="17.342cm">
          <text:p/>
        </draw:line>
        <draw:line draw:style-name="gr1" draw:layer="layout" svg:x1="11.818cm" svg:y1="17.342cm" svg:x2="15.211cm" svg:y2="17.342cm">
          <text:p/>
        </draw:line>
        <draw:line draw:style-name="gr1" draw:layer="layout" svg:x1="15.211cm" svg:y1="17.342cm" svg:x2="19.741cm" svg:y2="17.342cm">
          <text:p/>
        </draw:line>
        <draw:line draw:style-name="gr1" draw:layer="layout" svg:x1="1.27cm" svg:y1="17.822cm" svg:x2="6.579cm" svg:y2="17.822cm">
          <text:p/>
        </draw:line>
        <draw:line draw:style-name="gr1" draw:layer="layout" svg:x1="6.579cm" svg:y1="17.822cm" svg:x2="11.818cm" svg:y2="17.822cm">
          <text:p/>
        </draw:line>
        <draw:line draw:style-name="gr1" draw:layer="layout" svg:x1="11.818cm" svg:y1="17.822cm" svg:x2="19.741cm" svg:y2="17.822cm">
          <text:p/>
        </draw:line>
        <draw:frame draw:style-name="gr9" draw:layer="layout" svg:width="0.785cm" svg:height="0.378cm" svg:x="11.874cm" svg:y="15.592cm">
          <draw:text-box>
            <text:p text:style-name="P1"><text:span text:style-name="T1">Raises</text:span></text:p>
          </draw:text-box>
        </draw:frame>
        <draw:frame draw:style-name="gr2" draw:layer="layout" svg:width="0.743cm" svg:height="0.378cm" svg:x="1.326cm" svg:y="16.968cm">
          <draw:text-box>
            <text:p text:style-name="P1"><text:span text:style-name="T1">Name</text:span></text:p>
          </draw:text-box>
        </draw:frame>
        <draw:frame draw:style-name="gr3" draw:layer="layout" svg:width="0.692cm" svg:height="0.378cm" svg:x="6.632cm" svg:y="16.968cm">
          <draw:text-box>
            <text:p text:style-name="P1"><text:span text:style-name="T1">Level</text:span></text:p>
          </draw:text-box>
        </draw:frame>
        <draw:frame draw:style-name="gr4" draw:layer="layout" svg:width="1.048cm" svg:height="0.378cm" svg:x="8.611cm" svg:y="16.968cm">
          <draw:text-box>
            <text:p text:style-name="P1"><text:span text:style-name="T1">Element</text:span></text:p>
          </draw:text-box>
        </draw:frame>
        <draw:frame draw:style-name="gr5" draw:layer="layout" svg:width="1.141cm" svg:height="0.378cm" svg:x="11.024cm" svg:y="16.968cm">
          <draw:text-box>
            <text:p text:style-name="P1"><text:span text:style-name="T1">Duration</text:span></text:p>
          </draw:text-box>
        </draw:frame>
        <draw:frame draw:style-name="gr6" draw:layer="layout" svg:width="0.612cm" svg:height="0.378cm" svg:x="15.264cm" svg:y="16.968cm">
          <draw:text-box>
            <text:p text:style-name="P1"><text:span text:style-name="T1">Tags</text:span></text:p>
          </draw:text-box>
        </draw:frame>
        <draw:frame draw:style-name="gr7" draw:layer="layout" svg:width="0.616cm" svg:height="0.378cm" svg:x="1.326cm" svg:y="17.447cm">
          <draw:text-box>
            <text:p text:style-name="P1"><text:span text:style-name="T1">Area</text:span></text:p>
          </draw:text-box>
        </draw:frame>
        <draw:frame draw:style-name="gr8" draw:layer="layout" svg:width="0.819cm" svg:height="0.378cm" svg:x="6.632cm" svg:y="17.447cm">
          <draw:text-box>
            <text:p text:style-name="P1"><text:span text:style-name="T1">Range</text:span></text:p>
          </draw:text-box>
        </draw:frame>
        <draw:line draw:style-name="gr1" draw:layer="layout" svg:x1="1.27cm" svg:y1="19.198cm" svg:x2="6.579cm" svg:y2="19.198cm">
          <text:p/>
        </draw:line>
        <draw:line draw:style-name="gr1" draw:layer="layout" svg:x1="6.579cm" svg:y1="19.198cm" svg:x2="8.554cm" svg:y2="19.198cm">
          <text:p/>
        </draw:line>
        <draw:line draw:style-name="gr1" draw:layer="layout" svg:x1="8.554cm" svg:y1="19.198cm" svg:x2="10.967cm" svg:y2="19.198cm">
          <text:p/>
        </draw:line>
        <draw:line draw:style-name="gr1" draw:layer="layout" svg:x1="10.967cm" svg:y1="19.198cm" svg:x2="11.818cm" svg:y2="19.198cm">
          <text:p/>
        </draw:line>
        <draw:line draw:style-name="gr1" draw:layer="layout" svg:x1="11.818cm" svg:y1="19.198cm" svg:x2="15.211cm" svg:y2="19.198cm">
          <text:p/>
        </draw:line>
        <draw:line draw:style-name="gr1" draw:layer="layout" svg:x1="15.211cm" svg:y1="19.198cm" svg:x2="19.741cm" svg:y2="19.198cm">
          <text:p/>
        </draw:line>
        <draw:line draw:style-name="gr1" draw:layer="layout" svg:x1="1.27cm" svg:y1="19.677cm" svg:x2="6.579cm" svg:y2="19.677cm">
          <text:p/>
        </draw:line>
        <draw:line draw:style-name="gr1" draw:layer="layout" svg:x1="6.579cm" svg:y1="19.677cm" svg:x2="11.818cm" svg:y2="19.677cm">
          <text:p/>
        </draw:line>
        <draw:line draw:style-name="gr1" draw:layer="layout" svg:x1="11.818cm" svg:y1="19.677cm" svg:x2="19.741cm" svg:y2="19.677cm">
          <text:p/>
        </draw:line>
        <draw:frame draw:style-name="gr9" draw:layer="layout" svg:width="0.785cm" svg:height="0.378cm" svg:x="11.874cm" svg:y="17.447cm">
          <draw:text-box>
            <text:p text:style-name="P1"><text:span text:style-name="T1">Raises</text:span></text:p>
          </draw:text-box>
        </draw:frame>
        <draw:frame draw:style-name="gr2" draw:layer="layout" svg:width="0.743cm" svg:height="0.378cm" svg:x="1.326cm" svg:y="18.82cm">
          <draw:text-box>
            <text:p text:style-name="P1"><text:span text:style-name="T1">Name</text:span></text:p>
          </draw:text-box>
        </draw:frame>
        <draw:frame draw:style-name="gr3" draw:layer="layout" svg:width="0.692cm" svg:height="0.378cm" svg:x="6.632cm" svg:y="18.82cm">
          <draw:text-box>
            <text:p text:style-name="P1"><text:span text:style-name="T1">Level</text:span></text:p>
          </draw:text-box>
        </draw:frame>
        <draw:frame draw:style-name="gr4" draw:layer="layout" svg:width="1.048cm" svg:height="0.378cm" svg:x="8.611cm" svg:y="18.82cm">
          <draw:text-box>
            <text:p text:style-name="P1"><text:span text:style-name="T1">Element</text:span></text:p>
          </draw:text-box>
        </draw:frame>
        <draw:frame draw:style-name="gr5" draw:layer="layout" svg:width="1.141cm" svg:height="0.378cm" svg:x="11.024cm" svg:y="18.82cm">
          <draw:text-box>
            <text:p text:style-name="P1"><text:span text:style-name="T1">Duration</text:span></text:p>
          </draw:text-box>
        </draw:frame>
        <draw:frame draw:style-name="gr6" draw:layer="layout" svg:width="0.612cm" svg:height="0.378cm" svg:x="15.264cm" svg:y="18.82cm">
          <draw:text-box>
            <text:p text:style-name="P1"><text:span text:style-name="T1">Tags</text:span></text:p>
          </draw:text-box>
        </draw:frame>
        <draw:frame draw:style-name="gr7" draw:layer="layout" svg:width="0.616cm" svg:height="0.378cm" svg:x="1.326cm" svg:y="19.299cm">
          <draw:text-box>
            <text:p text:style-name="P1"><text:span text:style-name="T1">Area</text:span></text:p>
          </draw:text-box>
        </draw:frame>
        <draw:frame draw:style-name="gr8" draw:layer="layout" svg:width="0.819cm" svg:height="0.378cm" svg:x="6.632cm" svg:y="19.299cm">
          <draw:text-box>
            <text:p text:style-name="P1"><text:span text:style-name="T1">Range</text:span></text:p>
          </draw:text-box>
        </draw:frame>
        <draw:line draw:style-name="gr1" draw:layer="layout" svg:x1="1.27cm" svg:y1="21.05cm" svg:x2="6.579cm" svg:y2="21.05cm">
          <text:p/>
        </draw:line>
        <draw:line draw:style-name="gr1" draw:layer="layout" svg:x1="6.579cm" svg:y1="21.05cm" svg:x2="8.554cm" svg:y2="21.05cm">
          <text:p/>
        </draw:line>
        <draw:line draw:style-name="gr1" draw:layer="layout" svg:x1="8.554cm" svg:y1="21.05cm" svg:x2="10.967cm" svg:y2="21.05cm">
          <text:p/>
        </draw:line>
        <draw:line draw:style-name="gr1" draw:layer="layout" svg:x1="10.967cm" svg:y1="21.05cm" svg:x2="11.818cm" svg:y2="21.05cm">
          <text:p/>
        </draw:line>
        <draw:line draw:style-name="gr1" draw:layer="layout" svg:x1="11.818cm" svg:y1="21.05cm" svg:x2="15.211cm" svg:y2="21.05cm">
          <text:p/>
        </draw:line>
        <draw:line draw:style-name="gr1" draw:layer="layout" svg:x1="15.211cm" svg:y1="21.05cm" svg:x2="19.741cm" svg:y2="21.05cm">
          <text:p/>
        </draw:line>
        <draw:line draw:style-name="gr1" draw:layer="layout" svg:x1="1.27cm" svg:y1="21.53cm" svg:x2="6.579cm" svg:y2="21.53cm">
          <text:p/>
        </draw:line>
        <draw:line draw:style-name="gr1" draw:layer="layout" svg:x1="6.579cm" svg:y1="21.53cm" svg:x2="11.818cm" svg:y2="21.53cm">
          <text:p/>
        </draw:line>
        <draw:line draw:style-name="gr1" draw:layer="layout" svg:x1="11.818cm" svg:y1="21.53cm" svg:x2="19.741cm" svg:y2="21.53cm">
          <text:p/>
        </draw:line>
        <draw:frame draw:style-name="gr9" draw:layer="layout" svg:width="0.785cm" svg:height="0.378cm" svg:x="11.874cm" svg:y="19.299cm">
          <draw:text-box>
            <text:p text:style-name="P1"><text:span text:style-name="T1">Raises</text:span></text:p>
          </draw:text-box>
        </draw:frame>
        <draw:frame draw:style-name="gr2" draw:layer="layout" svg:width="0.743cm" svg:height="0.378cm" svg:x="1.326cm" svg:y="20.675cm">
          <draw:text-box>
            <text:p text:style-name="P1"><text:span text:style-name="T1">Name</text:span></text:p>
          </draw:text-box>
        </draw:frame>
        <draw:frame draw:style-name="gr3" draw:layer="layout" svg:width="0.692cm" svg:height="0.378cm" svg:x="6.632cm" svg:y="20.675cm">
          <draw:text-box>
            <text:p text:style-name="P1"><text:span text:style-name="T1">Level</text:span></text:p>
          </draw:text-box>
        </draw:frame>
        <draw:frame draw:style-name="gr4" draw:layer="layout" svg:width="1.048cm" svg:height="0.378cm" svg:x="8.611cm" svg:y="20.675cm">
          <draw:text-box>
            <text:p text:style-name="P1"><text:span text:style-name="T1">Element</text:span></text:p>
          </draw:text-box>
        </draw:frame>
        <draw:frame draw:style-name="gr5" draw:layer="layout" svg:width="1.141cm" svg:height="0.378cm" svg:x="11.024cm" svg:y="20.675cm">
          <draw:text-box>
            <text:p text:style-name="P1"><text:span text:style-name="T1">Duration</text:span></text:p>
          </draw:text-box>
        </draw:frame>
        <draw:frame draw:style-name="gr6" draw:layer="layout" svg:width="0.612cm" svg:height="0.378cm" svg:x="15.264cm" svg:y="20.675cm">
          <draw:text-box>
            <text:p text:style-name="P1"><text:span text:style-name="T1">Tags</text:span></text:p>
          </draw:text-box>
        </draw:frame>
        <draw:frame draw:style-name="gr7" draw:layer="layout" svg:width="0.616cm" svg:height="0.378cm" svg:x="1.326cm" svg:y="21.155cm">
          <draw:text-box>
            <text:p text:style-name="P1"><text:span text:style-name="T1">Area</text:span></text:p>
          </draw:text-box>
        </draw:frame>
        <draw:frame draw:style-name="gr8" draw:layer="layout" svg:width="0.819cm" svg:height="0.378cm" svg:x="6.632cm" svg:y="21.155cm">
          <draw:text-box>
            <text:p text:style-name="P1"><text:span text:style-name="T1">Range</text:span></text:p>
          </draw:text-box>
        </draw:frame>
        <draw:line draw:style-name="gr1" draw:layer="layout" svg:x1="1.27cm" svg:y1="22.905cm" svg:x2="6.579cm" svg:y2="22.905cm">
          <text:p/>
        </draw:line>
        <draw:line draw:style-name="gr1" draw:layer="layout" svg:x1="6.579cm" svg:y1="22.905cm" svg:x2="8.554cm" svg:y2="22.905cm">
          <text:p/>
        </draw:line>
        <draw:line draw:style-name="gr1" draw:layer="layout" svg:x1="8.554cm" svg:y1="22.905cm" svg:x2="10.967cm" svg:y2="22.905cm">
          <text:p/>
        </draw:line>
        <draw:line draw:style-name="gr1" draw:layer="layout" svg:x1="10.967cm" svg:y1="22.905cm" svg:x2="11.818cm" svg:y2="22.905cm">
          <text:p/>
        </draw:line>
        <draw:line draw:style-name="gr1" draw:layer="layout" svg:x1="11.818cm" svg:y1="22.905cm" svg:x2="15.211cm" svg:y2="22.905cm">
          <text:p/>
        </draw:line>
        <draw:line draw:style-name="gr1" draw:layer="layout" svg:x1="15.211cm" svg:y1="22.905cm" svg:x2="19.741cm" svg:y2="22.905cm">
          <text:p/>
        </draw:line>
        <draw:line draw:style-name="gr1" draw:layer="layout" svg:x1="1.27cm" svg:y1="23.385cm" svg:x2="6.579cm" svg:y2="23.385cm">
          <text:p/>
        </draw:line>
        <draw:line draw:style-name="gr1" draw:layer="layout" svg:x1="6.579cm" svg:y1="23.385cm" svg:x2="11.818cm" svg:y2="23.385cm">
          <text:p/>
        </draw:line>
        <draw:line draw:style-name="gr1" draw:layer="layout" svg:x1="11.818cm" svg:y1="23.385cm" svg:x2="19.741cm" svg:y2="23.385cm">
          <text:p/>
        </draw:line>
        <draw:frame draw:style-name="gr9" draw:layer="layout" svg:width="0.785cm" svg:height="0.378cm" svg:x="11.874cm" svg:y="21.155cm">
          <draw:text-box>
            <text:p text:style-name="P1"><text:span text:style-name="T1">Raises</text:span></text:p>
          </draw:text-box>
        </draw:frame>
        <draw:frame draw:style-name="gr2" draw:layer="layout" svg:width="0.743cm" svg:height="0.378cm" svg:x="1.326cm" svg:y="22.527cm">
          <draw:text-box>
            <text:p text:style-name="P1"><text:span text:style-name="T1">Name</text:span></text:p>
          </draw:text-box>
        </draw:frame>
        <draw:frame draw:style-name="gr3" draw:layer="layout" svg:width="0.692cm" svg:height="0.378cm" svg:x="6.632cm" svg:y="22.527cm">
          <draw:text-box>
            <text:p text:style-name="P1"><text:span text:style-name="T1">Level</text:span></text:p>
          </draw:text-box>
        </draw:frame>
        <draw:frame draw:style-name="gr4" draw:layer="layout" svg:width="1.048cm" svg:height="0.378cm" svg:x="8.611cm" svg:y="22.527cm">
          <draw:text-box>
            <text:p text:style-name="P1"><text:span text:style-name="T1">Element</text:span></text:p>
          </draw:text-box>
        </draw:frame>
        <draw:frame draw:style-name="gr5" draw:layer="layout" svg:width="1.141cm" svg:height="0.378cm" svg:x="11.024cm" svg:y="22.527cm">
          <draw:text-box>
            <text:p text:style-name="P1"><text:span text:style-name="T1">Duration</text:span></text:p>
          </draw:text-box>
        </draw:frame>
        <draw:frame draw:style-name="gr6" draw:layer="layout" svg:width="0.612cm" svg:height="0.378cm" svg:x="15.264cm" svg:y="22.527cm">
          <draw:text-box>
            <text:p text:style-name="P1"><text:span text:style-name="T1">Tags</text:span></text:p>
          </draw:text-box>
        </draw:frame>
        <draw:frame draw:style-name="gr7" draw:layer="layout" svg:width="0.616cm" svg:height="0.378cm" svg:x="1.326cm" svg:y="23.007cm">
          <draw:text-box>
            <text:p text:style-name="P1"><text:span text:style-name="T1">Area</text:span></text:p>
          </draw:text-box>
        </draw:frame>
        <draw:frame draw:style-name="gr8" draw:layer="layout" svg:width="0.819cm" svg:height="0.378cm" svg:x="6.632cm" svg:y="23.007cm">
          <draw:text-box>
            <text:p text:style-name="P1"><text:span text:style-name="T1">Range</text:span></text:p>
          </draw:text-box>
        </draw:frame>
        <draw:line draw:style-name="gr1" draw:layer="layout" svg:x1="1.27cm" svg:y1="24.757cm" svg:x2="6.579cm" svg:y2="24.757cm">
          <text:p/>
        </draw:line>
        <draw:line draw:style-name="gr1" draw:layer="layout" svg:x1="6.579cm" svg:y1="24.757cm" svg:x2="8.554cm" svg:y2="24.757cm">
          <text:p/>
        </draw:line>
        <draw:line draw:style-name="gr1" draw:layer="layout" svg:x1="8.554cm" svg:y1="24.757cm" svg:x2="10.967cm" svg:y2="24.757cm">
          <text:p/>
        </draw:line>
        <draw:line draw:style-name="gr1" draw:layer="layout" svg:x1="10.967cm" svg:y1="24.757cm" svg:x2="11.818cm" svg:y2="24.757cm">
          <text:p/>
        </draw:line>
        <draw:line draw:style-name="gr1" draw:layer="layout" svg:x1="11.818cm" svg:y1="24.757cm" svg:x2="15.211cm" svg:y2="24.757cm">
          <text:p/>
        </draw:line>
        <draw:line draw:style-name="gr1" draw:layer="layout" svg:x1="15.211cm" svg:y1="24.757cm" svg:x2="19.741cm" svg:y2="24.757cm">
          <text:p/>
        </draw:line>
        <draw:line draw:style-name="gr1" draw:layer="layout" svg:x1="1.27cm" svg:y1="25.237cm" svg:x2="6.579cm" svg:y2="25.237cm">
          <text:p/>
        </draw:line>
        <draw:line draw:style-name="gr1" draw:layer="layout" svg:x1="6.579cm" svg:y1="25.237cm" svg:x2="11.818cm" svg:y2="25.237cm">
          <text:p/>
        </draw:line>
        <draw:line draw:style-name="gr1" draw:layer="layout" svg:x1="11.818cm" svg:y1="25.237cm" svg:x2="19.741cm" svg:y2="25.237cm">
          <text:p/>
        </draw:line>
        <draw:frame draw:style-name="gr9" draw:layer="layout" svg:width="0.785cm" svg:height="0.378cm" svg:x="11.874cm" svg:y="23.007cm">
          <draw:text-box>
            <text:p text:style-name="P1"><text:span text:style-name="T1">Raises</text:span></text:p>
          </draw:text-box>
        </draw:frame>
        <draw:frame draw:style-name="gr2" draw:layer="layout" svg:width="0.743cm" svg:height="0.378cm" svg:x="1.326cm" svg:y="24.383cm">
          <draw:text-box>
            <text:p text:style-name="P1"><text:span text:style-name="T1">Name</text:span></text:p>
          </draw:text-box>
        </draw:frame>
        <draw:frame draw:style-name="gr3" draw:layer="layout" svg:width="0.692cm" svg:height="0.378cm" svg:x="6.632cm" svg:y="24.383cm">
          <draw:text-box>
            <text:p text:style-name="P1"><text:span text:style-name="T1">Level</text:span></text:p>
          </draw:text-box>
        </draw:frame>
        <draw:frame draw:style-name="gr4" draw:layer="layout" svg:width="1.048cm" svg:height="0.378cm" svg:x="8.611cm" svg:y="24.383cm">
          <draw:text-box>
            <text:p text:style-name="P1"><text:span text:style-name="T1">Element</text:span></text:p>
          </draw:text-box>
        </draw:frame>
        <draw:frame draw:style-name="gr5" draw:layer="layout" svg:width="1.141cm" svg:height="0.378cm" svg:x="11.024cm" svg:y="24.383cm">
          <draw:text-box>
            <text:p text:style-name="P1"><text:span text:style-name="T1">Duration</text:span></text:p>
          </draw:text-box>
        </draw:frame>
        <draw:frame draw:style-name="gr6" draw:layer="layout" svg:width="0.612cm" svg:height="0.378cm" svg:x="15.264cm" svg:y="24.383cm">
          <draw:text-box>
            <text:p text:style-name="P1"><text:span text:style-name="T1">Tags</text:span></text:p>
          </draw:text-box>
        </draw:frame>
        <draw:frame draw:style-name="gr7" draw:layer="layout" svg:width="0.616cm" svg:height="0.378cm" svg:x="1.326cm" svg:y="24.863cm">
          <draw:text-box>
            <text:p text:style-name="P1"><text:span text:style-name="T1">Area</text:span></text:p>
          </draw:text-box>
        </draw:frame>
        <draw:frame draw:style-name="gr8" draw:layer="layout" svg:width="0.819cm" svg:height="0.378cm" svg:x="6.632cm" svg:y="24.863cm">
          <draw:text-box>
            <text:p text:style-name="P1"><text:span text:style-name="T1">Range</text:span></text:p>
          </draw:text-box>
        </draw:frame>
        <draw:line draw:style-name="gr1" draw:layer="layout" svg:x1="1.27cm" svg:y1="26.613cm" svg:x2="6.579cm" svg:y2="26.613cm">
          <text:p/>
        </draw:line>
        <draw:line draw:style-name="gr1" draw:layer="layout" svg:x1="6.579cm" svg:y1="26.613cm" svg:x2="8.554cm" svg:y2="26.613cm">
          <text:p/>
        </draw:line>
        <draw:line draw:style-name="gr1" draw:layer="layout" svg:x1="8.554cm" svg:y1="26.613cm" svg:x2="10.967cm" svg:y2="26.613cm">
          <text:p/>
        </draw:line>
        <draw:line draw:style-name="gr1" draw:layer="layout" svg:x1="10.967cm" svg:y1="26.613cm" svg:x2="11.818cm" svg:y2="26.613cm">
          <text:p/>
        </draw:line>
        <draw:line draw:style-name="gr1" draw:layer="layout" svg:x1="11.818cm" svg:y1="26.613cm" svg:x2="15.211cm" svg:y2="26.613cm">
          <text:p/>
        </draw:line>
        <draw:line draw:style-name="gr1" draw:layer="layout" svg:x1="15.211cm" svg:y1="26.613cm" svg:x2="19.741cm" svg:y2="26.613cm">
          <text:p/>
        </draw:line>
        <draw:line draw:style-name="gr1" draw:layer="layout" svg:x1="1.27cm" svg:y1="27.093cm" svg:x2="6.579cm" svg:y2="27.093cm">
          <text:p/>
        </draw:line>
        <draw:line draw:style-name="gr1" draw:layer="layout" svg:x1="6.579cm" svg:y1="27.093cm" svg:x2="11.818cm" svg:y2="27.093cm">
          <text:p/>
        </draw:line>
        <draw:line draw:style-name="gr1" draw:layer="layout" svg:x1="11.818cm" svg:y1="27.093cm" svg:x2="19.741cm" svg:y2="27.093cm">
          <text:p/>
        </draw:line>
        <draw:frame draw:style-name="gr9" draw:layer="layout" svg:width="0.785cm" svg:height="0.378cm" svg:x="11.874cm" svg:y="24.863cm">
          <draw:text-box>
            <text:p text:style-name="P1"><text:span text:style-name="T1">Raises</text:span></text:p>
          </draw:text-box>
        </draw:frame>
        <draw:frame draw:style-name="gr2" draw:layer="layout" svg:width="0.743cm" svg:height="0.378cm" svg:x="1.326cm" svg:y="26.235cm">
          <draw:text-box>
            <text:p text:style-name="P1"><text:span text:style-name="T1">Name</text:span></text:p>
          </draw:text-box>
        </draw:frame>
        <draw:frame draw:style-name="gr3" draw:layer="layout" svg:width="0.692cm" svg:height="0.378cm" svg:x="6.632cm" svg:y="26.235cm">
          <draw:text-box>
            <text:p text:style-name="P1"><text:span text:style-name="T1">Level</text:span></text:p>
          </draw:text-box>
        </draw:frame>
        <draw:frame draw:style-name="gr4" draw:layer="layout" svg:width="1.048cm" svg:height="0.378cm" svg:x="8.611cm" svg:y="26.235cm">
          <draw:text-box>
            <text:p text:style-name="P1"><text:span text:style-name="T1">Element</text:span></text:p>
          </draw:text-box>
        </draw:frame>
        <draw:frame draw:style-name="gr5" draw:layer="layout" svg:width="1.141cm" svg:height="0.378cm" svg:x="11.024cm" svg:y="26.235cm">
          <draw:text-box>
            <text:p text:style-name="P1"><text:span text:style-name="T1">Duration</text:span></text:p>
          </draw:text-box>
        </draw:frame>
        <draw:frame draw:style-name="gr6" draw:layer="layout" svg:width="0.612cm" svg:height="0.378cm" svg:x="15.264cm" svg:y="26.235cm">
          <draw:text-box>
            <text:p text:style-name="P1"><text:span text:style-name="T1">Tags</text:span></text:p>
          </draw:text-box>
        </draw:frame>
        <draw:frame draw:style-name="gr7" draw:layer="layout" svg:width="0.616cm" svg:height="0.378cm" svg:x="1.326cm" svg:y="26.715cm">
          <draw:text-box>
            <text:p text:style-name="P1"><text:span text:style-name="T1">Area</text:span></text:p>
          </draw:text-box>
        </draw:frame>
        <draw:frame draw:style-name="gr8" draw:layer="layout" svg:width="0.819cm" svg:height="0.378cm" svg:x="6.632cm" svg:y="26.715cm">
          <draw:text-box>
            <text:p text:style-name="P1"><text:span text:style-name="T1">Range</text:span></text:p>
          </draw:text-box>
        </draw:frame>
        <draw:frame draw:style-name="gr10" draw:layer="layout" svg:width="18.482cm" svg:height="0.497cm" svg:x="1.27cm" svg:y="1.27cm">
          <draw:image xlink:href="Pictures/10000000000008A20000003D3DF8C990.png" xlink:type="simple" xlink:show="embed" xlink:actuate="onLoad">
            <text:p/>
          </draw:image>
        </draw:frame>
        <draw:frame draw:style-name="gr9" draw:layer="layout" svg:width="0.785cm" svg:height="0.378cm" svg:x="11.874cm" svg:y="26.715cm">
          <draw:text-box>
            <text:p text:style-name="P1"><text:span text:style-name="T1">Raises</text:span></text:p>
          </draw:text-box>
        </draw:frame>
        <draw:control draw:style-name="gr11" draw:text-style-name="P2" draw:layer="controls" svg:width="4.35cm" svg:height="0.356cm" svg:x="2.13cm" svg:y="2.114cm" draw:control="control1"/>
        <draw:control draw:style-name="gr11" draw:text-style-name="P2" draw:layer="controls" svg:width="4.46cm" svg:height="0.36cm" svg:x="2cm" svg:y="2.57cm" draw:control="control2"/>
        <draw:control draw:style-name="gr11" draw:text-style-name="P2" draw:layer="controls" svg:width="4.04cm" svg:height="0.36cm" svg:x="7.63cm" svg:y="2.57cm" draw:control="control3"/>
        <draw:control draw:style-name="gr11" draw:text-style-name="P2" draw:layer="controls" svg:width="6.967cm" svg:height="0.356cm" svg:x="12.731cm" svg:y="2.574cm" draw:control="control4"/>
        <draw:control draw:style-name="gr11" draw:text-style-name="P3" draw:layer="controls" svg:width="1.096cm" svg:height="0.356cm" svg:x="7.401cm" svg:y="2.114cm" draw:control="control5"/>
        <draw:control draw:style-name="gr11" draw:text-style-name="P3" draw:layer="controls" svg:width="1.167cm" svg:height="0.356cm" svg:x="9.728cm" svg:y="2.124cm" draw:control="control6"/>
        <draw:control draw:style-name="gr11" draw:text-style-name="P3" draw:layer="controls" svg:width="2.779cm" svg:height="0.356cm" svg:x="12.23cm" svg:y="2.095cm" draw:control="control7"/>
        <draw:control draw:style-name="gr11" draw:text-style-name="P2" draw:layer="controls" svg:width="3.754cm" svg:height="0.356cm" svg:x="15.944cm" svg:y="2.112cm" draw:control="control8"/>
        <draw:control draw:style-name="gr11" draw:text-style-name="P2" draw:layer="controls" svg:width="4.35cm" svg:height="0.356cm" svg:x="2.149cm" svg:y="3.951cm" draw:control="control9"/>
        <draw:control draw:style-name="gr11" draw:text-style-name="P2" draw:layer="controls" svg:width="4.459cm" svg:height="0.356cm" svg:x="2.021cm" svg:y="4.472cm" draw:control="control10"/>
        <draw:control draw:style-name="gr11" draw:text-style-name="P2" draw:layer="controls" svg:width="4.04cm" svg:height="0.356cm" svg:x="7.65cm" svg:y="4.45cm" draw:control="control11"/>
        <draw:control draw:style-name="gr11" draw:text-style-name="P2" draw:layer="controls" svg:width="6.967cm" svg:height="0.356cm" svg:x="12.75cm" svg:y="4.411cm" draw:control="control12"/>
        <draw:control draw:style-name="gr11" draw:text-style-name="P3" draw:layer="controls" svg:width="1.096cm" svg:height="0.356cm" svg:x="7.42cm" svg:y="3.951cm" draw:control="control13"/>
        <draw:control draw:style-name="gr11" draw:text-style-name="P3" draw:layer="controls" svg:width="1.167cm" svg:height="0.356cm" svg:x="9.747cm" svg:y="3.961cm" draw:control="control14"/>
        <draw:control draw:style-name="gr11" draw:text-style-name="P3" draw:layer="controls" svg:width="2.779cm" svg:height="0.356cm" svg:x="12.249cm" svg:y="3.932cm" draw:control="control15"/>
        <draw:control draw:style-name="gr11" draw:text-style-name="P2" draw:layer="controls" svg:width="3.754cm" svg:height="0.356cm" svg:x="15.963cm" svg:y="3.949cm" draw:control="control16"/>
        <draw:control draw:style-name="gr11" draw:text-style-name="P2" draw:layer="controls" svg:width="4.35cm" svg:height="0.356cm" svg:x="2.149cm" svg:y="5.784cm" draw:control="control17"/>
        <draw:control draw:style-name="gr11" draw:text-style-name="P2" draw:layer="controls" svg:width="4.459cm" svg:height="0.356cm" svg:x="2.021cm" svg:y="6.305cm" draw:control="control18"/>
        <draw:control draw:style-name="gr11" draw:text-style-name="P2" draw:layer="controls" svg:width="4.04cm" svg:height="0.356cm" svg:x="7.65cm" svg:y="6.283cm" draw:control="control19"/>
        <draw:control draw:style-name="gr11" draw:text-style-name="P2" draw:layer="controls" svg:width="6.967cm" svg:height="0.356cm" svg:x="12.75cm" svg:y="6.244cm" draw:control="control20"/>
        <draw:control draw:style-name="gr11" draw:text-style-name="P3" draw:layer="controls" svg:width="1.096cm" svg:height="0.356cm" svg:x="7.42cm" svg:y="5.784cm" draw:control="control21"/>
        <draw:control draw:style-name="gr11" draw:text-style-name="P3" draw:layer="controls" svg:width="1.167cm" svg:height="0.356cm" svg:x="9.747cm" svg:y="5.794cm" draw:control="control22"/>
        <draw:control draw:style-name="gr11" draw:text-style-name="P3" draw:layer="controls" svg:width="2.779cm" svg:height="0.356cm" svg:x="12.249cm" svg:y="5.765cm" draw:control="control23"/>
        <draw:control draw:style-name="gr11" draw:text-style-name="P2" draw:layer="controls" svg:width="3.754cm" svg:height="0.356cm" svg:x="15.963cm" svg:y="5.782cm" draw:control="control24"/>
        <draw:control draw:style-name="gr11" draw:text-style-name="P2" draw:layer="controls" svg:width="4.35cm" svg:height="0.356cm" svg:x="2.149cm" svg:y="7.639cm" draw:control="control25"/>
        <draw:control draw:style-name="gr11" draw:text-style-name="P2" draw:layer="controls" svg:width="4.459cm" svg:height="0.356cm" svg:x="2.021cm" svg:y="8.16cm" draw:control="control26"/>
        <draw:control draw:style-name="gr11" draw:text-style-name="P2" draw:layer="controls" svg:width="4.04cm" svg:height="0.356cm" svg:x="7.65cm" svg:y="8.138cm" draw:control="control27"/>
        <draw:control draw:style-name="gr11" draw:text-style-name="P2" draw:layer="controls" svg:width="6.967cm" svg:height="0.356cm" svg:x="12.75cm" svg:y="8.099cm" draw:control="control28"/>
        <draw:control draw:style-name="gr11" draw:text-style-name="P3" draw:layer="controls" svg:width="1.096cm" svg:height="0.356cm" svg:x="7.42cm" svg:y="7.639cm" draw:control="control29"/>
        <draw:control draw:style-name="gr11" draw:text-style-name="P3" draw:layer="controls" svg:width="1.167cm" svg:height="0.356cm" svg:x="9.747cm" svg:y="7.649cm" draw:control="control30"/>
        <draw:control draw:style-name="gr11" draw:text-style-name="P3" draw:layer="controls" svg:width="2.779cm" svg:height="0.356cm" svg:x="12.249cm" svg:y="7.62cm" draw:control="control31"/>
        <draw:control draw:style-name="gr11" draw:text-style-name="P2" draw:layer="controls" svg:width="3.754cm" svg:height="0.356cm" svg:x="15.963cm" svg:y="7.637cm" draw:control="control32"/>
        <draw:control draw:style-name="gr11" draw:text-style-name="P2" draw:layer="controls" svg:width="4.35cm" svg:height="0.356cm" svg:x="2.149cm" svg:y="9.51cm" draw:control="control33"/>
        <draw:control draw:style-name="gr11" draw:text-style-name="P2" draw:layer="controls" svg:width="4.459cm" svg:height="0.356cm" svg:x="2.02cm" svg:y="10.01cm" draw:control="control34"/>
        <draw:control draw:style-name="gr11" draw:text-style-name="P2" draw:layer="controls" svg:width="4.04cm" svg:height="0.356cm" svg:x="7.65cm" svg:y="10.009cm" draw:control="control35"/>
        <draw:control draw:style-name="gr11" draw:text-style-name="P2" draw:layer="controls" svg:width="6.967cm" svg:height="0.356cm" svg:x="12.75cm" svg:y="9.97cm" draw:control="control36"/>
        <draw:control draw:style-name="gr11" draw:text-style-name="P3" draw:layer="controls" svg:width="1.096cm" svg:height="0.356cm" svg:x="7.42cm" svg:y="9.51cm" draw:control="control37"/>
        <draw:control draw:style-name="gr11" draw:text-style-name="P3" draw:layer="controls" svg:width="1.167cm" svg:height="0.356cm" svg:x="9.747cm" svg:y="9.52cm" draw:control="control38"/>
        <draw:control draw:style-name="gr11" draw:text-style-name="P3" draw:layer="controls" svg:width="2.779cm" svg:height="0.356cm" svg:x="12.249cm" svg:y="9.491cm" draw:control="control39"/>
        <draw:control draw:style-name="gr11" draw:text-style-name="P2" draw:layer="controls" svg:width="3.754cm" svg:height="0.356cm" svg:x="15.963cm" svg:y="9.508cm" draw:control="control40"/>
        <draw:control draw:style-name="gr11" draw:text-style-name="P2" draw:layer="controls" svg:width="4.35cm" svg:height="0.356cm" svg:x="2.135cm" svg:y="11.366cm" draw:control="control41"/>
        <draw:control draw:style-name="gr11" draw:text-style-name="P2" draw:layer="controls" svg:width="4.459cm" svg:height="0.356cm" svg:x="2.007cm" svg:y="11.887cm" draw:control="control42"/>
        <draw:control draw:style-name="gr11" draw:text-style-name="P2" draw:layer="controls" svg:width="4.04cm" svg:height="0.356cm" svg:x="7.636cm" svg:y="11.865cm" draw:control="control43"/>
        <draw:control draw:style-name="gr11" draw:text-style-name="P2" draw:layer="controls" svg:width="6.967cm" svg:height="0.356cm" svg:x="12.736cm" svg:y="11.826cm" draw:control="control44"/>
        <draw:control draw:style-name="gr11" draw:text-style-name="P3" draw:layer="controls" svg:width="1.096cm" svg:height="0.356cm" svg:x="7.406cm" svg:y="11.366cm" draw:control="control45"/>
        <draw:control draw:style-name="gr11" draw:text-style-name="P3" draw:layer="controls" svg:width="1.167cm" svg:height="0.356cm" svg:x="9.733cm" svg:y="11.376cm" draw:control="control46"/>
        <draw:control draw:style-name="gr11" draw:text-style-name="P3" draw:layer="controls" svg:width="2.779cm" svg:height="0.356cm" svg:x="12.235cm" svg:y="11.347cm" draw:control="control47"/>
        <draw:control draw:style-name="gr11" draw:text-style-name="P2" draw:layer="controls" svg:width="3.754cm" svg:height="0.356cm" svg:x="15.949cm" svg:y="11.364cm" draw:control="control48"/>
        <draw:control draw:style-name="gr11" draw:text-style-name="P2" draw:layer="controls" svg:width="4.35cm" svg:height="0.356cm" svg:x="2.127cm" svg:y="13.199cm" draw:control="control49"/>
        <draw:control draw:style-name="gr11" draw:text-style-name="P2" draw:layer="controls" svg:width="4.459cm" svg:height="0.356cm" svg:x="1.999cm" svg:y="13.72cm" draw:control="control50"/>
        <draw:control draw:style-name="gr11" draw:text-style-name="P2" draw:layer="controls" svg:width="4.04cm" svg:height="0.356cm" svg:x="7.628cm" svg:y="13.698cm" draw:control="control51"/>
        <draw:control draw:style-name="gr11" draw:text-style-name="P2" draw:layer="controls" svg:width="6.967cm" svg:height="0.356cm" svg:x="12.728cm" svg:y="13.659cm" draw:control="control52"/>
        <draw:control draw:style-name="gr11" draw:text-style-name="P3" draw:layer="controls" svg:width="1.096cm" svg:height="0.356cm" svg:x="7.398cm" svg:y="13.199cm" draw:control="control53"/>
        <draw:control draw:style-name="gr11" draw:text-style-name="P3" draw:layer="controls" svg:width="1.167cm" svg:height="0.356cm" svg:x="9.725cm" svg:y="13.209cm" draw:control="control54"/>
        <draw:control draw:style-name="gr11" draw:text-style-name="P3" draw:layer="controls" svg:width="2.779cm" svg:height="0.356cm" svg:x="12.227cm" svg:y="13.18cm" draw:control="control55"/>
        <draw:control draw:style-name="gr11" draw:text-style-name="P2" draw:layer="controls" svg:width="3.754cm" svg:height="0.356cm" svg:x="15.941cm" svg:y="13.197cm" draw:control="control56"/>
        <draw:control draw:style-name="gr11" draw:text-style-name="P2" draw:layer="controls" svg:width="4.35cm" svg:height="0.356cm" svg:x="2.13cm" svg:y="15.093cm" draw:control="control57"/>
        <draw:control draw:style-name="gr11" draw:text-style-name="P2" draw:layer="controls" svg:width="4.459cm" svg:height="0.356cm" svg:x="2.002cm" svg:y="15.576cm" draw:control="control58"/>
        <draw:control draw:style-name="gr11" draw:text-style-name="P2" draw:layer="controls" svg:width="4.04cm" svg:height="0.356cm" svg:x="7.631cm" svg:y="15.592cm" draw:control="control59"/>
        <draw:control draw:style-name="gr11" draw:text-style-name="P2" draw:layer="controls" svg:width="6.967cm" svg:height="0.356cm" svg:x="12.731cm" svg:y="15.553cm" draw:control="control60"/>
        <draw:control draw:style-name="gr11" draw:text-style-name="P3" draw:layer="controls" svg:width="1.096cm" svg:height="0.356cm" svg:x="7.401cm" svg:y="15.093cm" draw:control="control61"/>
        <draw:control draw:style-name="gr11" draw:text-style-name="P3" draw:layer="controls" svg:width="1.167cm" svg:height="0.356cm" svg:x="9.728cm" svg:y="15.103cm" draw:control="control62"/>
        <draw:control draw:style-name="gr11" draw:text-style-name="P3" draw:layer="controls" svg:width="2.779cm" svg:height="0.356cm" svg:x="12.23cm" svg:y="15.074cm" draw:control="control63"/>
        <draw:control draw:style-name="gr11" draw:text-style-name="P2" draw:layer="controls" svg:width="3.754cm" svg:height="0.356cm" svg:x="15.944cm" svg:y="15.091cm" draw:control="control64"/>
        <draw:control draw:style-name="gr11" draw:text-style-name="P2" draw:layer="controls" svg:width="4.35cm" svg:height="0.356cm" svg:x="2.13cm" svg:y="16.926cm" draw:control="control65"/>
        <draw:control draw:style-name="gr11" draw:text-style-name="P2" draw:layer="controls" svg:width="4.459cm" svg:height="0.356cm" svg:x="2.002cm" svg:y="17.428cm" draw:control="control66"/>
        <draw:control draw:style-name="gr11" draw:text-style-name="P2" draw:layer="controls" svg:width="4.04cm" svg:height="0.356cm" svg:x="7.631cm" svg:y="17.425cm" draw:control="control67"/>
        <draw:control draw:style-name="gr11" draw:text-style-name="P2" draw:layer="controls" svg:width="6.967cm" svg:height="0.356cm" svg:x="12.731cm" svg:y="17.386cm" draw:control="control68"/>
        <draw:control draw:style-name="gr11" draw:text-style-name="P3" draw:layer="controls" svg:width="1.096cm" svg:height="0.356cm" svg:x="7.401cm" svg:y="16.926cm" draw:control="control69"/>
        <draw:control draw:style-name="gr11" draw:text-style-name="P3" draw:layer="controls" svg:width="1.167cm" svg:height="0.356cm" svg:x="9.728cm" svg:y="16.936cm" draw:control="control70"/>
        <draw:control draw:style-name="gr11" draw:text-style-name="P3" draw:layer="controls" svg:width="2.779cm" svg:height="0.356cm" svg:x="12.23cm" svg:y="16.907cm" draw:control="control71"/>
        <draw:control draw:style-name="gr11" draw:text-style-name="P2" draw:layer="controls" svg:width="3.754cm" svg:height="0.356cm" svg:x="15.944cm" svg:y="16.924cm" draw:control="control72"/>
        <draw:control draw:style-name="gr11" draw:text-style-name="P2" draw:layer="controls" svg:width="4.35cm" svg:height="0.356cm" svg:x="2.13cm" svg:y="18.762cm" draw:control="control73"/>
        <draw:control draw:style-name="gr11" draw:text-style-name="P2" draw:layer="controls" svg:width="4.459cm" svg:height="0.356cm" svg:x="2.002cm" svg:y="19.283cm" draw:control="control74"/>
        <draw:control draw:style-name="gr11" draw:text-style-name="P2" draw:layer="controls" svg:width="4.04cm" svg:height="0.356cm" svg:x="7.631cm" svg:y="19.261cm" draw:control="control75"/>
        <draw:control draw:style-name="gr11" draw:text-style-name="P2" draw:layer="controls" svg:width="6.967cm" svg:height="0.356cm" svg:x="12.731cm" svg:y="19.222cm" draw:control="control76"/>
        <draw:control draw:style-name="gr11" draw:text-style-name="P3" draw:layer="controls" svg:width="1.096cm" svg:height="0.356cm" svg:x="7.401cm" svg:y="18.762cm" draw:control="control77"/>
        <draw:control draw:style-name="gr11" draw:text-style-name="P3" draw:layer="controls" svg:width="1.167cm" svg:height="0.356cm" svg:x="9.728cm" svg:y="18.772cm" draw:control="control78"/>
        <draw:control draw:style-name="gr11" draw:text-style-name="P3" draw:layer="controls" svg:width="2.779cm" svg:height="0.356cm" svg:x="12.23cm" svg:y="18.743cm" draw:control="control79"/>
        <draw:control draw:style-name="gr11" draw:text-style-name="P2" draw:layer="controls" svg:width="3.754cm" svg:height="0.356cm" svg:x="15.944cm" svg:y="18.76cm" draw:control="control80"/>
        <draw:control draw:style-name="gr11" draw:text-style-name="P2" draw:layer="controls" svg:width="4.35cm" svg:height="0.356cm" svg:x="2.13cm" svg:y="20.634cm" draw:control="control81"/>
        <draw:control draw:style-name="gr11" draw:text-style-name="P2" draw:layer="controls" svg:width="4.459cm" svg:height="0.356cm" svg:x="2.002cm" svg:y="21.155cm" draw:control="control82"/>
        <draw:control draw:style-name="gr11" draw:text-style-name="P2" draw:layer="controls" svg:width="4.04cm" svg:height="0.356cm" svg:x="7.631cm" svg:y="21.133cm" draw:control="control83"/>
        <draw:control draw:style-name="gr11" draw:text-style-name="P2" draw:layer="controls" svg:width="6.967cm" svg:height="0.356cm" svg:x="12.731cm" svg:y="21.094cm" draw:control="control84"/>
        <draw:control draw:style-name="gr11" draw:text-style-name="P3" draw:layer="controls" svg:width="1.096cm" svg:height="0.356cm" svg:x="7.401cm" svg:y="20.634cm" draw:control="control85"/>
        <draw:control draw:style-name="gr11" draw:text-style-name="P3" draw:layer="controls" svg:width="1.167cm" svg:height="0.356cm" svg:x="9.728cm" svg:y="20.644cm" draw:control="control86"/>
        <draw:control draw:style-name="gr11" draw:text-style-name="P3" draw:layer="controls" svg:width="2.779cm" svg:height="0.356cm" svg:x="12.23cm" svg:y="20.615cm" draw:control="control87"/>
        <draw:control draw:style-name="gr11" draw:text-style-name="P2" draw:layer="controls" svg:width="3.754cm" svg:height="0.356cm" svg:x="15.944cm" svg:y="20.632cm" draw:control="control88"/>
        <draw:control draw:style-name="gr11" draw:text-style-name="P2" draw:layer="controls" svg:width="4.35cm" svg:height="0.356cm" svg:x="2.13cm" svg:y="22.489cm" draw:control="control89"/>
        <draw:control draw:style-name="gr11" draw:text-style-name="P2" draw:layer="controls" svg:width="4.459cm" svg:height="0.356cm" svg:x="2.002cm" svg:y="23.01cm" draw:control="control90"/>
        <draw:control draw:style-name="gr11" draw:text-style-name="P2" draw:layer="controls" svg:width="4.04cm" svg:height="0.356cm" svg:x="7.631cm" svg:y="22.988cm" draw:control="control91"/>
        <draw:control draw:style-name="gr11" draw:text-style-name="P2" draw:layer="controls" svg:width="6.967cm" svg:height="0.356cm" svg:x="12.731cm" svg:y="22.949cm" draw:control="control92"/>
        <draw:control draw:style-name="gr11" draw:text-style-name="P3" draw:layer="controls" svg:width="1.096cm" svg:height="0.356cm" svg:x="7.401cm" svg:y="22.489cm" draw:control="control93"/>
        <draw:control draw:style-name="gr11" draw:text-style-name="P3" draw:layer="controls" svg:width="1.167cm" svg:height="0.356cm" svg:x="9.728cm" svg:y="22.499cm" draw:control="control94"/>
        <draw:control draw:style-name="gr11" draw:text-style-name="P3" draw:layer="controls" svg:width="2.779cm" svg:height="0.356cm" svg:x="12.23cm" svg:y="22.47cm" draw:control="control95"/>
        <draw:control draw:style-name="gr11" draw:text-style-name="P2" draw:layer="controls" svg:width="3.754cm" svg:height="0.356cm" svg:x="15.944cm" svg:y="22.487cm" draw:control="control96"/>
        <draw:control draw:style-name="gr11" draw:text-style-name="P2" draw:layer="controls" svg:width="4.35cm" svg:height="0.356cm" svg:x="2.13cm" svg:y="24.322cm" draw:control="control97"/>
        <draw:control draw:style-name="gr11" draw:text-style-name="P2" draw:layer="controls" svg:width="4.459cm" svg:height="0.356cm" svg:x="2.002cm" svg:y="24.843cm" draw:control="control98"/>
        <draw:control draw:style-name="gr11" draw:text-style-name="P2" draw:layer="controls" svg:width="4.04cm" svg:height="0.356cm" svg:x="7.631cm" svg:y="24.821cm" draw:control="control99"/>
        <draw:control draw:style-name="gr11" draw:text-style-name="P2" draw:layer="controls" svg:width="6.967cm" svg:height="0.356cm" svg:x="12.731cm" svg:y="24.782cm" draw:control="control100"/>
        <draw:control draw:style-name="gr11" draw:text-style-name="P3" draw:layer="controls" svg:width="1.096cm" svg:height="0.356cm" svg:x="7.401cm" svg:y="24.322cm" draw:control="control101"/>
        <draw:control draw:style-name="gr11" draw:text-style-name="P3" draw:layer="controls" svg:width="1.167cm" svg:height="0.356cm" svg:x="9.728cm" svg:y="24.332cm" draw:control="control102"/>
        <draw:control draw:style-name="gr11" draw:text-style-name="P3" draw:layer="controls" svg:width="2.779cm" svg:height="0.356cm" svg:x="12.23cm" svg:y="24.303cm" draw:control="control103"/>
        <draw:control draw:style-name="gr11" draw:text-style-name="P2" draw:layer="controls" svg:width="3.754cm" svg:height="0.356cm" svg:x="15.944cm" svg:y="24.32cm" draw:control="control104"/>
        <draw:control draw:style-name="gr11" draw:text-style-name="P2" draw:layer="controls" svg:width="4.35cm" svg:height="0.356cm" svg:x="2.13cm" svg:y="26.178cm" draw:control="control105"/>
        <draw:control draw:style-name="gr11" draw:text-style-name="P2" draw:layer="controls" svg:width="4.459cm" svg:height="0.356cm" svg:x="2.002cm" svg:y="26.699cm" draw:control="control106"/>
        <draw:control draw:style-name="gr11" draw:text-style-name="P2" draw:layer="controls" svg:width="4.04cm" svg:height="0.356cm" svg:x="7.631cm" svg:y="26.677cm" draw:control="control107"/>
        <draw:control draw:style-name="gr11" draw:text-style-name="P2" draw:layer="controls" svg:width="6.967cm" svg:height="0.356cm" svg:x="12.731cm" svg:y="26.638cm" draw:control="control108"/>
        <draw:control draw:style-name="gr11" draw:text-style-name="P3" draw:layer="controls" svg:width="1.096cm" svg:height="0.356cm" svg:x="7.401cm" svg:y="26.178cm" draw:control="control109"/>
        <draw:control draw:style-name="gr11" draw:text-style-name="P3" draw:layer="controls" svg:width="1.167cm" svg:height="0.356cm" svg:x="9.728cm" svg:y="26.188cm" draw:control="control110"/>
        <draw:control draw:style-name="gr11" draw:text-style-name="P3" draw:layer="controls" svg:width="2.779cm" svg:height="0.356cm" svg:x="12.23cm" svg:y="26.159cm" draw:control="control111"/>
        <draw:control draw:style-name="gr11" draw:text-style-name="P2" draw:layer="controls" svg:width="3.754cm" svg:height="0.356cm" svg:x="15.944cm" svg:y="26.176cm" draw:control="control112"/>
        <draw:control draw:style-name="gr12" draw:text-style-name="P4" draw:layer="controls" svg:width="18.466cm" svg:height="0.928cm" svg:x="1.307cm" svg:y="3.004cm" draw:control="control113"/>
        <draw:control draw:style-name="gr12" draw:text-style-name="P4" draw:layer="controls" svg:width="18.466cm" svg:height="0.928cm" svg:x="1.307cm" svg:y="4.897cm" draw:control="control114"/>
        <draw:control draw:style-name="gr12" draw:text-style-name="P4" draw:layer="controls" svg:width="18.466cm" svg:height="0.928cm" svg:x="1.307cm" svg:y="6.75cm" draw:control="control115"/>
        <draw:control draw:style-name="gr12" draw:text-style-name="P4" draw:layer="controls" svg:width="18.466cm" svg:height="0.928cm" svg:x="1.289cm" svg:y="8.624cm" draw:control="control116"/>
        <draw:control draw:style-name="gr12" draw:text-style-name="P4" draw:layer="controls" svg:width="18.466cm" svg:height="0.928cm" svg:x="1.307cm" svg:y="10.438cm" draw:control="control117"/>
        <draw:control draw:style-name="gr12" draw:text-style-name="P4" draw:layer="controls" svg:width="18.466cm" svg:height="0.928cm" svg:x="1.307cm" svg:y="12.351cm" draw:control="control118"/>
        <draw:control draw:style-name="gr12" draw:text-style-name="P4" draw:layer="controls" svg:width="18.466cm" svg:height="0.928cm" svg:x="1.307cm" svg:y="14.165cm" draw:control="control119"/>
        <draw:control draw:style-name="gr12" draw:text-style-name="P4" draw:layer="controls" svg:width="18.466cm" svg:height="0.928cm" svg:x="1.307cm" svg:y="16.021cm" draw:control="control120"/>
        <draw:control draw:style-name="gr12" draw:text-style-name="P4" draw:layer="controls" svg:width="18.466cm" svg:height="0.928cm" svg:x="1.289cm" svg:y="17.892cm" draw:control="control121"/>
        <draw:control draw:style-name="gr12" draw:text-style-name="P4" draw:layer="controls" svg:width="18.466cm" svg:height="0.928cm" svg:x="1.307cm" svg:y="19.728cm" draw:control="control122"/>
        <draw:control draw:style-name="gr12" draw:text-style-name="P4" draw:layer="controls" svg:width="18.466cm" svg:height="0.928cm" svg:x="1.275cm" svg:y="21.578cm" draw:control="control123"/>
        <draw:control draw:style-name="gr12" draw:text-style-name="P4" draw:layer="controls" svg:width="18.466cm" svg:height="0.928cm" svg:x="1.307cm" svg:y="23.436cm" draw:control="control124"/>
        <draw:control draw:style-name="gr12" draw:text-style-name="P4" draw:layer="controls" svg:width="18.466cm" svg:height="0.928cm" svg:x="1.288cm" svg:y="25.307cm" draw:control="control125"/>
        <draw:control draw:style-name="gr12" draw:text-style-name="P4" draw:layer="controls" svg:width="18.466cm" svg:height="0.928cm" svg:x="1.308cm" svg:y="27.186cm" draw:control="control126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dStyle 14" svg:font-family="'OldStyle 1'"/>
    <style:font-face style:name="OldStyle 13" svg:font-family="'OldStyle 1'" style:font-adornments="Bold"/>
    <style:font-face style:name="OldStyle 15" svg:font-family="'OldStyle 1'" style:font-pitch="variable"/>
    <style:font-face style:name="OldStyle 12" svg:font-family="'OldStyle 1'" style:font-adornments="Bold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OldStyle 1" svg:font-family="'OldStyle 1'" style:font-family-generic="roman" style:font-pitch="variable"/>
    <style:font-face style:name="OldStyle 11" svg:font-family="'OldStyle 1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2"/>
      <style:text-properties style:font-name="OldStyle 12" fo:font-family="'OldStyle 1'" style:font-style-name="Bold" style:font-pitch="variable" fo:font-size="8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.27cm" fo:margin-bottom="1.27cm" fo:margin-left="1.27cm" fo:margin-right="1.27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17T16:46:45.135000000</dc:date>
    <meta:generator>LibreOffice/4.3.0.4$Windows_x86 LibreOffice_project/62ad5818884a2fc2e5780dd45466868d41009ec0</meta:generator>
    <meta:editing-duration>PT1H14M44S</meta:editing-duration>
    <meta:editing-cycles>15</meta:editing-cycles>
    <meta:document-statistic meta:object-count="365"/>
  </office:meta>
</office:document-meta>
</file>